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9900" draw:stroke="solid" draw:stroke-linejoin="miter" fo:margin="1.000000000000000pt" koffice:stroke-gradient="gradient1" style:wrap="biggest" style:wrap-dynamic-threshold="0.000000000000000pt" svg:fill-rule="nonzero" svg:stroke-width="1.000000000000000pt"/>
    </style:style>
    <style:style style:name="gr3" style:family="graphic">
      <style:graphic-properties draw:fill="solid" draw:fill-color="#ff0000"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gr5" style:family="graphic">
      <style:graphic-properties draw:fill="solid" draw:fill-color="#efef00" draw:stroke="none" fo:margin="1.000000000000000pt" style:wrap="biggest" style:wrap-dynamic-threshold="0.000000000000000pt" svg:fill-rule="evenodd"/>
    </style:style>
    <style:style style:name="gr6" style:family="graphic">
      <style:graphic-properties draw:fill="solid" draw:fill-color="#f6f6fb" draw:stroke="none" fo:margin="1.000000000000000pt" style:wrap="biggest" style:wrap-dynamic-threshold="0.000000000000000pt" svg:fill-rule="evenodd"/>
    </style:style>
    <style:style style:name="gr7" style:family="graphic">
      <style:graphic-properties draw:fill="solid" draw:fill-color="#440000" draw:stroke="none" fo:margin="1.000000000000000pt" style:wrap="biggest" style:wrap-dynamic-threshold="0.000000000000000pt" svg:fill-rule="evenodd"/>
    </style:style>
    <style:style style:name="gr8" style:family="graphic">
      <style:graphic-properties draw:fill="solid" draw:fill-color="#ffffff" draw:stroke="none" fo:margin="1.000000000000000pt" style:wrap="biggest" style:wrap-dynamic-threshold="0.000000000000000pt" svg:fill-rule="evenodd"/>
    </style:style>
    <style:style style:name="gr9" style:family="graphic">
      <style:graphic-properties draw:fill="solid" draw:fill-color="#3b3bff" draw:stroke="none" fo:margin="1.000000000000000pt" style:wrap="biggest" style:wrap-dynamic-threshold="0.000000000000000pt" svg:fill-rule="evenodd"/>
    </style:style>
    <style:style style:name="gr10" style:family="graphic">
      <style:graphic-properties draw:fill="solid" draw:fill-color="#ffff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2251"/>
        </draw:layer-set>
        <draw:g draw:style-name="gr1" draw:id="shape1" svg:y="0.03221629914pt">
          <draw:rect draw:style-name="gr2" draw:id="shape2" draw:name="rect555" draw:layer="g2251" svg:width="2381.10232000000pt" svg:height="3968.50432000000pt" draw:transform="matrix(0.02520798000 0.00000000000 0.00000000000 0.02515259000 0.04999995297pt 0.05000186609pt)"/>
          <draw:rect draw:style-name="gr3" draw:id="shape3" draw:name="rect557" draw:layer="g2251" svg:width="3571.65312000000pt" svg:height="3968.50432000000pt" draw:transform="matrix(0.02520798000 0.00000000000 0.00000000000 0.02515259000 59.94065712874pt 0.18184771846pt)"/>
          <draw:g draw:style-name="gr1" draw:id="shape4" draw:name="g1527" svg:y="22.71539956074pt">
            <draw:g draw:style-name="gr1" draw:id="shape5" draw:name="g1009" svg:y="11.86664463481pt">
              <draw:rect draw:style-name="gr4" draw:id="shape6" draw:name="rect1010" draw:layer="g2251" svg:width="137.22939200000pt" svg:height="2259.32968000000pt" draw:transform="matrix(-0.00134619184 0.02714351811 0.01108296569 -0.00109635461 56.71490393603pt 37.88622192413pt)"/>
              <draw:rect draw:style-name="gr5" draw:id="shape7" draw:name="rect1011" draw:layer="g2251" svg:width="105.09912000000pt" svg:height="2215.02912000000pt" draw:transform="matrix(-0.00134619184 0.02714351811 0.01108296569 -0.00109635461 56.93876875587pt 38.29800548457pt)"/>
              <draw:g draw:style-name="gr1" draw:id="shape8" draw:name="g1012" svg:y="0.00000000000pt">
                <draw:rect draw:style-name="gr4" draw:id="shape9" draw:name="rect1013" draw:layer="g2251" svg:width="45.04234320000pt" svg:height="2282.15120000000pt" draw:transform="matrix(-0.00134619184 0.02714351811 0.01108296569 -0.00109635461 56.58584717904pt 37.11630748353pt)"/>
                <draw:rect draw:style-name="gr5" draw:id="shape10" draw:name="rect1014" draw:layer="g2251" svg:width="12.76194640000pt" svg:height="2241.61288000000pt" draw:transform="matrix(-0.00134619184 0.02714351811 0.01108296569 -0.00109635461 56.78876081894pt 37.53219044357pt)"/>
              </draw:g>
              <draw:g draw:style-name="gr1" draw:id="shape11" draw:name="g1015" svg:y="4.07537232423pt">
                <draw:rect draw:style-name="gr4" draw:id="shape12" draw:name="rect1016" draw:layer="g2251" svg:width="45.04234320000pt" svg:height="2282.15120000000pt" draw:transform="matrix(-0.00134619184 0.02714351811 0.01108296569 -0.00109635461 56.38372772856pt 41.19167980776pt)"/>
                <draw:rect draw:style-name="gr5" draw:id="shape13" draw:name="rect1017" draw:layer="g2251" svg:width="12.76194640000pt" svg:height="2241.61288000000pt" draw:transform="matrix(-0.00134619184 0.02714351811 0.01108296569 -0.00109635461 56.58664136846pt 41.60756276781pt)"/>
              </draw:g>
            </draw:g>
            <draw:g draw:style-name="gr1" draw:id="shape14" draw:name="g1000" svg:y="23.76245542832pt">
              <draw:rect draw:style-name="gr4" draw:id="shape15" draw:name="rect1001" draw:layer="g2251" svg:width="137.22939200000pt" svg:height="2259.32968000000pt" draw:transform="matrix(-0.00134619184 0.02714351811 0.01108296569 -0.00109635461 60.49967038599pt 49.78203271765pt)"/>
              <draw:rect draw:style-name="gr5" draw:id="shape16" draw:name="rect1002" draw:layer="g2251" svg:width="105.09912000000pt" svg:height="2215.02912000000pt" draw:transform="matrix(-0.00134619184 0.02714351811 0.01108296569 -0.00109635461 60.72353520584pt 50.19381627809pt)"/>
              <draw:g draw:style-name="gr1" draw:id="shape17" draw:name="g1003" svg:y="0.00000000000pt">
                <draw:rect draw:style-name="gr4" draw:id="shape18" draw:name="rect1004" draw:layer="g2251" svg:width="45.04234320000pt" svg:height="2282.15120000000pt" draw:transform="matrix(-0.00134619184 0.02714351811 0.01108296569 -0.00109635461 60.37061362901pt 49.01211827704pt)"/>
                <draw:rect draw:style-name="gr5" draw:id="shape19" draw:name="rect1005" draw:layer="g2251" svg:width="12.76194640000pt" svg:height="2241.61288000000pt" draw:transform="matrix(-0.00134619184 0.02714351811 0.01108296569 -0.00109635461 60.57352726891pt 49.42800123709pt)"/>
              </draw:g>
              <draw:g draw:style-name="gr1" draw:id="shape20" draw:name="g1006" svg:y="4.07537232424pt">
                <draw:rect draw:style-name="gr4" draw:id="shape21" draw:name="rect1007" draw:layer="g2251" svg:width="45.04234320000pt" svg:height="2282.15120000000pt" draw:transform="matrix(-0.00134619184 0.02714351811 0.01108296569 -0.00109635461 60.16849417852pt 53.08749060128pt)"/>
                <draw:rect draw:style-name="gr5" draw:id="shape22" draw:name="rect1008" draw:layer="g2251" svg:width="12.76194640000pt" svg:height="2241.61288000000pt" draw:transform="matrix(-0.00134619184 0.02714351811 0.01108296569 -0.00109635461 60.37140781843pt 53.50337356132pt)"/>
              </draw:g>
            </draw:g>
            <draw:g draw:style-name="gr1" draw:id="shape23" draw:name="g991" svg:y="37.16884827675pt">
              <draw:rect draw:style-name="gr4" draw:id="shape24" draw:name="rect992" draw:layer="g2251" svg:width="137.22939200000pt" svg:height="2259.32968000000pt" draw:transform="matrix(-0.00134619184 0.02714351811 0.01108296569 -0.00109635461 58.98575977273pt 63.18842556607pt)"/>
              <draw:rect draw:style-name="gr5" draw:id="shape25" draw:name="rect993" draw:layer="g2251" svg:width="105.09912000000pt" svg:height="2215.02912000000pt" draw:transform="matrix(-0.00134619184 0.02714351811 0.01108296569 -0.00109635461 59.20962459257pt 63.60020912651pt)"/>
              <draw:g draw:style-name="gr1" draw:id="shape26" draw:name="g994" svg:y="0.00000000000pt">
                <draw:rect draw:style-name="gr4" draw:id="shape27" draw:name="rect995" draw:layer="g2251" svg:width="45.04234320000pt" svg:height="2282.15120000000pt" draw:transform="matrix(-0.00134619184 0.02714351811 0.01108296569 -0.00109635461 58.85670301574pt 62.41851112547pt)"/>
                <draw:rect draw:style-name="gr5" draw:id="shape28" draw:name="rect996" draw:layer="g2251" svg:width="12.76194640000pt" svg:height="2241.61288000000pt" draw:transform="matrix(-0.00134619184 0.02714351811 0.01108296569 -0.00109635461 59.05961665565pt 62.83439408551pt)"/>
              </draw:g>
              <draw:g draw:style-name="gr1" draw:id="shape29" draw:name="g997" svg:y="4.07537232423pt">
                <draw:rect draw:style-name="gr4" draw:id="shape30" draw:name="rect998" draw:layer="g2251" svg:width="45.04234320000pt" svg:height="2282.15120000000pt" draw:transform="matrix(-0.00134619184 0.02714351811 0.01108296569 -0.00109635461 58.65458356526pt 66.49388344970pt)"/>
                <draw:rect draw:style-name="gr5" draw:id="shape31" draw:name="rect999" draw:layer="g2251" svg:width="12.76194640000pt" svg:height="2241.61288000000pt" draw:transform="matrix(-0.00134619184 0.02714351811 0.01108296569 -0.00109635461 58.85749720516pt 66.90976640975pt)"/>
              </draw:g>
            </draw:g>
            <draw:g draw:style-name="gr1" draw:id="shape32" draw:name="g982" svg:y="36.22473675616pt">
              <draw:rect draw:style-name="gr4" draw:id="shape33" draw:name="rect983" draw:layer="g2251" svg:width="137.22939200000pt" svg:height="2259.32968000000pt" draw:transform="matrix(0.00134619184 0.02714351811 -0.01108296569 -0.00109635461 61.99549360053pt 62.24431404549pt)"/>
              <draw:rect draw:style-name="gr5" draw:id="shape34" draw:name="rect984" draw:layer="g2251" svg:width="105.09912000000pt" svg:height="2215.02912000000pt" draw:transform="matrix(0.00134619184 0.02714351811 -0.01108296569 -0.00109635461 61.77162878069pt 62.65609760593pt)"/>
              <draw:g draw:style-name="gr1" draw:id="shape35" draw:name="g985" svg:y="0.00000000000pt">
                <draw:rect draw:style-name="gr4" draw:id="shape36" draw:name="rect986" draw:layer="g2251" svg:width="45.04234320000pt" svg:height="2282.15120000000pt" draw:transform="matrix(0.00134619184 0.02714351811 -0.01108296569 -0.00109635461 62.12455035752pt 61.47439960488pt)"/>
                <draw:rect draw:style-name="gr5" draw:id="shape37" draw:name="rect987" draw:layer="g2251" svg:width="12.76194640000pt" svg:height="2241.61288000000pt" draw:transform="matrix(0.00134619184 0.02714351811 -0.01108296569 -0.00109635461 61.92163671762pt 61.89028256493pt)"/>
              </draw:g>
              <draw:g draw:style-name="gr1" draw:id="shape38" draw:name="g988" svg:y="4.07537232424pt">
                <draw:rect draw:style-name="gr4" draw:id="shape39" draw:name="rect989" draw:layer="g2251" svg:width="45.04234320000pt" svg:height="2282.15120000000pt" draw:transform="matrix(0.00134619184 0.02714351811 -0.01108296569 -0.00109635461 62.32666980800pt 65.54977192912pt)"/>
                <draw:rect draw:style-name="gr5" draw:id="shape40" draw:name="rect990" draw:layer="g2251" svg:width="12.76194640000pt" svg:height="2241.61288000000pt" draw:transform="matrix(0.00134619184 0.02714351811 -0.01108296569 -0.00109635461 62.12375616810pt 65.96565488917pt)"/>
              </draw:g>
            </draw:g>
            <draw:g draw:style-name="gr1" draw:id="shape41" draw:name="g937" svg:y="25.16047227519pt">
              <draw:rect draw:style-name="gr4" draw:id="shape42" draw:name="rect938" draw:layer="g2251" svg:width="137.22939200000pt" svg:height="2259.32968000000pt" draw:transform="matrix(-0.00802911975 0.02447648838 -0.01181772790 -0.00125764233 60.24891151925pt 51.46840397847pt)"/>
              <draw:rect draw:style-name="gr5" draw:id="shape43" draw:name="rect939" draw:layer="g2251" svg:width="105.09912000000pt" svg:height="2215.02912000000pt" draw:transform="matrix(-0.00802911975 0.02447648838 -0.01181772790 -0.00125764233 59.85815444051pt 51.83376837736pt)"/>
              <draw:g draw:style-name="gr1" draw:id="shape44" draw:name="g940" svg:y="0.00000000000pt">
                <draw:rect draw:style-name="gr4" draw:id="shape45" draw:name="rect941" draw:layer="g2251" svg:width="45.04234320000pt" svg:height="2282.15120000000pt" draw:transform="matrix(-0.00802911975 0.02447648838 -0.01181772790 -0.00125764233 60.66077958787pt 50.77821808765pt)"/>
                <draw:rect draw:style-name="gr5" draw:id="shape46" draw:name="rect942" draw:layer="g2251" svg:width="12.76194640000pt" svg:height="2241.61288000000pt" draw:transform="matrix(-0.00802911975 0.02447648838 -0.01181772790 -0.00125764233 60.29165245911pt 51.14778517958pt)"/>
              </draw:g>
              <draw:g draw:style-name="gr1" draw:id="shape47" draw:name="g943" svg:y="3.67494010693pt">
                <draw:rect draw:style-name="gr4" draw:id="shape48" draw:name="rect944" draw:layer="g2251" svg:width="45.04234320000pt" svg:height="2282.15120000000pt" draw:transform="matrix(-0.00802911975 0.02447648838 -0.01181772790 -0.00125764233 59.45527438089pt 54.45315819458pt)"/>
                <draw:rect draw:style-name="gr5" draw:id="shape49" draw:name="rect945" draw:layer="g2251" svg:width="12.76194640000pt" svg:height="2241.61288000000pt" draw:transform="matrix(-0.00802911975 0.02447648838 -0.01181772790 -0.00125764233 59.08614725213pt 54.82272528651pt)"/>
              </draw:g>
            </draw:g>
            <draw:g draw:style-name="gr1" draw:id="shape50" draw:name="g928" svg:y="14.12939725047pt">
              <draw:rect draw:style-name="gr4" draw:id="shape51" draw:name="rect929" draw:layer="g2251" svg:width="137.22939200000pt" svg:height="2259.32968000000pt" draw:transform="matrix(-0.01978707952 0.02093885206 -0.00869075360 -0.00593216289 56.96727053902pt 50.93189543552pt)"/>
              <draw:rect draw:style-name="gr5" draw:id="shape52" draw:name="rect930" draw:layer="g2251" svg:width="105.09912000000pt" svg:height="2215.02912000000pt" draw:transform="matrix(-0.01978707952 0.02093885206 -0.00869075360 -0.00593216289 56.45688217561pt 51.13688436553pt)"/>
              <draw:g draw:style-name="gr1" draw:id="shape53" draw:name="g931" svg:y="0.00000000000pt">
                <draw:rect draw:style-name="gr4" draw:id="shape54" draw:name="rect932" draw:layer="g2251" svg:width="45.04234320000pt" svg:height="2282.15120000000pt" draw:transform="matrix(-0.01978707952 0.02093885206 -0.00869075360 -0.00593216289 57.67243155857pt 50.41510576836pt)"/>
                <draw:rect draw:style-name="gr5" draw:id="shape55" draw:name="rect933" draw:layer="g2251" svg:width="12.76194640000pt" svg:height="2241.61288000000pt" draw:transform="matrix(-0.01978707952 0.02093885206 -0.00869075360 -0.00593216289 57.17690811365pt 50.63282600924pt)"/>
              </draw:g>
              <draw:g draw:style-name="gr1" draw:id="shape56" draw:name="g934" svg:y="3.14379358727pt">
                <draw:rect draw:style-name="gr4" draw:id="shape57" draw:name="rect935" draw:layer="g2251" svg:width="45.04234320000pt" svg:height="2282.15120000000pt" draw:transform="matrix(-0.01978707952 0.02093885206 -0.00869075360 -0.00593216289 54.70156698788pt 53.55889935563pt)"/>
                <draw:rect draw:style-name="gr5" draw:id="shape58" draw:name="rect936" draw:layer="g2251" svg:width="12.76194640000pt" svg:height="2241.61288000000pt" draw:transform="matrix(-0.01978707952 0.02093885206 -0.00869075360 -0.00593216289 54.20604354296pt 53.77661959651pt)"/>
              </draw:g>
            </draw:g>
            <draw:g draw:style-name="gr1" draw:id="shape59" draw:name="g606" svg:y="0.44264814532pt">
              <draw:path draw:style-name="gr5" draw:id="shape60" draw:name="path607" draw:layer="g2251" svg:width="2209.98358093364pt" svg:height="2210.00372430078pt" draw:transform="matrix(0.02520798000 0.00000000000 0.00000000000 0.02515259000 31.48519866163pt 23.19026400520pt)" svg:viewBox="0 0 2210 2210" svg:d="M2000.03 1105C2000.41 1599.07 1599.77 2000.05 1105.71 2000.05C611.641 2000.84 210.322 1600.5 209.946 1106.43C208.754 612.351 608.769 210.742 1102.86 209.958C1596.92 208.39 1998.84 608.095 2000.01 1102.15C2000.03 1103.15 2000.03 1104 2000.03 1105ZM2209.98 1105C2210.45 1714.96 1715.82 2210 1105.88 2210C495.921 2210.97 0.467317 1716.72 0.00331778 1106.76C-1.47668 496.791 492.377 0.973678 1102.36 0.00567716C1712.3 -1.93032 2208.51 491.535 2209.96 1101.48C2209.98 1102.72 2209.98 1103.76 2209.98 1105Z" koffice:nodeTypes="cccccccccccc"/>
              <draw:path draw:style-name="gr4" draw:id="shape61" draw:name="path608" draw:layer="g2251" svg:width="2210.00074519313pt" svg:height="2210.00052195332pt" draw:transform="matrix(0.02470382040 0.00000000000 0.00000000000 0.02464953820 32.04211809371pt 23.74614312452pt)" svg:viewBox="0 0 2210 2210" svg:d="M2210 1105C2210.47 1714.96 1715.84 2210 1105.88 2210C495.923 2210.97 0.475282 1716.72 0.00328209 1106.76C-1.46872 496.79 492.387 0.973677 1102.36 0.00567716C1712.32 -1.93032 2208.53 491.534 2209.97 1101.48C2210 1102.72 2210 1103.77 2210 1105ZM2187.9 1105C2188.36 1702.76 1703.62 2187.9 1105.87 2187.9C508.107 2188.85 22.5633 1704.49 22.1073 1106.73C20.6593 508.958 504.635 23.0537 1102.42 22.1097C1700.18 20.2057 2186.46 503.798 2187.88 1101.55C2187.9 1102.77 2187.9 1103.79 2187.9 1105Z" koffice:nodeTypes="cccccccccccc"/>
              <draw:path draw:style-name="gr4" draw:id="shape62" draw:name="path609" draw:layer="g2251" svg:width="2210.00074519313pt" svg:height="2210.00052195332pt" draw:transform="matrix(0.02143081628 0.00000000000 0.00000000000 0.02138372591 35.65878387233pt 27.35486054487pt)" svg:viewBox="0 0 2210 2210" svg:d="M2210 1105C2210.47 1714.96 1715.84 2210 1105.88 2210C495.923 2210.97 0.475282 1716.72 0.00328209 1106.76C-1.46872 496.79 492.387 0.973677 1102.36 0.00567716C1712.32 -1.93032 2208.53 491.534 2209.97 1101.48C2210 1102.72 2210 1103.77 2210 1105ZM2187.9 1105C2188.36 1702.76 1703.62 2187.9 1105.87 2187.9C508.107 2188.85 22.5633 1704.49 22.1073 1106.73C20.6593 508.958 504.635 23.0537 1102.42 22.1097C1700.18 20.2057 2186.46 503.798 2187.88 1101.55C2187.9 1102.77 2187.9 1103.79 2187.9 1105Z" koffice:nodeTypes="cccccccccccc"/>
            </draw:g>
            <draw:g draw:style-name="gr1" draw:id="shape63" draw:name="g883" svg:y="0.00000000000pt">
              <draw:rect draw:style-name="gr4" draw:id="shape64" draw:name="rect872" draw:layer="g2251" svg:width="137.22939200000pt" svg:height="2259.32968000000pt" draw:transform="matrix(0.02520798000 0.00000000000 0.00000000000 0.02473890535 58.09869490535pt 23.12276415151pt)"/>
              <draw:rect draw:style-name="gr5" draw:id="shape65" draw:name="rect871" draw:layer="g2251" svg:width="105.09912000000pt" svg:height="2215.02912000000pt" draw:transform="matrix(0.02520798000 0.00000000000 0.00000000000 0.02473890535 58.50366816228pt 23.67074000898pt)"/>
              <draw:g draw:style-name="gr1" draw:id="shape66" draw:name="g877" svg:y="0.00000000000pt">
                <draw:rect draw:style-name="gr4" draw:id="shape67" draw:name="rect875" draw:layer="g2251" svg:width="45.04234320000pt" svg:height="2282.15120000000pt" draw:transform="matrix(0.02520798000 0.00000000000 0.00000000000 0.02473890535 57.36824125225pt 22.74761585988pt)"/>
                <draw:rect draw:style-name="gr5" draw:id="shape68" draw:name="rect876" draw:layer="g2251" svg:width="12.76194640000pt" svg:height="2241.61288000000pt" draw:transform="matrix(0.02520798000 0.00000000000 0.00000000000 0.02473890535 57.77510611600pt 23.24905090949pt)"/>
              </draw:g>
              <draw:g draw:style-name="gr1" draw:id="shape69" draw:name="g880" svg:y="0.00000000000pt">
                <draw:rect draw:style-name="gr4" draw:id="shape70" draw:name="rect881" draw:layer="g2251" svg:width="45.04234320000pt" svg:height="2282.15120000000pt" draw:transform="matrix(0.02520798000 0.00000000000 0.00000000000 0.02473890535 61.15300871054pt 22.74761585988pt)"/>
                <draw:rect draw:style-name="gr5" draw:id="shape71" draw:name="rect882" draw:layer="g2251" svg:width="12.76194640000pt" svg:height="2241.61288000000pt" draw:transform="matrix(0.02520798000 0.00000000000 0.00000000000 0.02473890535 61.55987357429pt 23.24905090949pt)"/>
              </draw:g>
            </draw:g>
            <draw:g draw:style-name="gr1" draw:id="shape72" draw:name="g892" svg:y="32.24981560721pt">
              <draw:rect draw:style-name="gr4" draw:id="shape73" draw:name="rect893" draw:layer="g2251" svg:width="137.22939200000pt" svg:height="2259.32968000000pt" draw:transform="matrix(0.00936236981 0.02552069815 -0.01090940875 0.00223648052 58.41148108523pt 55.77086145060pt)"/>
              <draw:rect draw:style-name="gr5" draw:id="shape74" draw:name="rect894" draw:layer="g2251" svg:width="105.09912000000pt" svg:height="2215.02912000000pt" draw:transform="matrix(0.00936236981 0.02552069815 -0.01090940875 0.00223648052 58.32024275919pt 56.23039747880pt)"/>
              <draw:g draw:style-name="gr1" draw:id="shape75" draw:name="g895" svg:y="0.00000000000pt">
                <draw:rect draw:style-name="gr4" draw:id="shape76" draw:name="rect896" draw:layer="g2251" svg:width="45.04234320000pt" svg:height="2282.15120000000pt" draw:transform="matrix(0.00936236981 0.02552069815 -0.01090940875 0.00223648052 58.30562054150pt 54.99743146709pt)"/>
                <draw:rect draw:style-name="gr5" draw:id="shape77" draw:name="rect897" draw:layer="g2251" svg:width="12.76194640000pt" svg:height="2241.61288000000pt" draw:transform="matrix(0.00936236981 0.02552069815 -0.01090940875 0.00223648052 58.23560842019pt 55.45467512241pt)"/>
              </draw:g>
              <draw:g draw:style-name="gr1" draw:id="shape78" draw:name="g1963" svg:y="3.83171947489pt">
                <draw:rect draw:style-name="gr4" draw:id="shape79" draw:name="rect899" draw:layer="g2251" svg:width="45.04234320000pt" svg:height="2282.15120000000pt" draw:transform="matrix(0.00936236981 0.02552069815 -0.01090940875 0.00223648052 59.71130209935pt 58.82915094198pt)"/>
                <draw:rect draw:style-name="gr5" draw:id="shape80" draw:name="rect1965" draw:layer="g2251" svg:width="12.76194640000pt" svg:height="2241.61288000000pt" draw:transform="matrix(0.00936236981 0.02552069815 -0.01090940875 0.00223648052 59.64128997804pt 59.28639459729pt)"/>
              </draw:g>
            </draw:g>
            <draw:g draw:style-name="gr1" draw:id="shape81" draw:name="g901" svg:y="21.81856974609pt">
              <draw:rect draw:style-name="gr4" draw:id="shape82" draw:name="rect902" draw:layer="g2251" svg:width="137.22939200000pt" svg:height="2259.32968000000pt" draw:transform="matrix(0.00121448594 0.02603987276 -0.01143819655 0.00123952617 57.10576611557pt 45.33954163451pt)"/>
              <draw:rect draw:style-name="gr5" draw:id="shape83" draw:name="rect1968" draw:layer="g2251" svg:width="105.09912000000pt" svg:height="2215.02912000000pt" draw:transform="matrix(0.00121448594 0.02603987276 -0.01143819655 0.00123952617 56.87191690946pt 45.78533544257pt)"/>
              <draw:g draw:style-name="gr1" draw:id="shape84" draw:name="g904" svg:y="0.00000000000pt">
                <draw:rect draw:style-name="gr4" draw:id="shape85" draw:name="rect905" draw:layer="g2251" svg:width="45.04234320000pt" svg:height="2282.15120000000pt" draw:transform="matrix(0.00121448594 0.02603987276 -0.01143819655 0.00123952617 57.24402615370pt 44.56618560597pt)"/>
                <draw:rect draw:style-name="gr5" draw:id="shape86" draw:name="rect906" draw:layer="g2251" svg:width="12.76194640000pt" svg:height="2241.61288000000pt" draw:transform="matrix(0.00121448594 0.02603987276 -0.01143819655 0.00123952617 57.03178653302pt 45.01160155027pt)"/>
              </draw:g>
              <draw:g draw:style-name="gr1" draw:id="shape87" draw:name="g907" svg:y="3.90966920231pt">
                <draw:rect draw:style-name="gr4" draw:id="shape88" draw:name="rect908" draw:layer="g2251" svg:width="45.04234320000pt" svg:height="2282.15120000000pt" draw:transform="matrix(0.00121448594 0.02603987276 -0.01143819655 0.00123952617 57.42637106471pt 48.47585480828pt)"/>
                <draw:rect draw:style-name="gr5" draw:id="shape89" draw:name="rect909" draw:layer="g2251" svg:width="12.76194640000pt" svg:height="2241.61288000000pt" draw:transform="matrix(0.00121448594 0.02603987276 -0.01143819655 0.00123952617 57.21413144403pt 48.92127075258pt)"/>
              </draw:g>
            </draw:g>
            <draw:g draw:style-name="gr1" draw:id="shape90" draw:name="g910" svg:y="11.58449823690pt">
              <draw:rect draw:style-name="gr4" draw:id="shape91" draw:name="rect911" draw:layer="g2251" svg:width="137.22939200000pt" svg:height="2259.32968000000pt" draw:transform="matrix(-0.01560701666 0.02420197301 -0.00963295227 -0.00424283949 57.74132885663pt 44.65187812883pt)"/>
              <draw:rect draw:style-name="gr5" draw:id="shape92" draw:name="rect912" draw:layer="g2251" svg:width="105.09912000000pt" svg:height="2215.02912000000pt" draw:transform="matrix(-0.01560701666 0.02420197301 -0.00963295227 -0.00424283949 57.27722432637pt 44.94670914574pt)"/>
              <draw:g draw:style-name="gr1" draw:id="shape93" draw:name="g1978" svg:y="0.00000000000pt">
                <draw:rect draw:style-name="gr4" draw:id="shape94" draw:name="rect1979" draw:layer="g2251" svg:width="45.04234320000pt" svg:height="2282.15120000000pt" draw:transform="matrix(-0.01560701666 0.02420197301 -0.00963295227 -0.00424283949 58.33965164749pt 44.01491533029pt)"/>
                <draw:rect draw:style-name="gr5" draw:id="shape95" draw:name="rect915" draw:layer="g2251" svg:width="12.76194640000pt" svg:height="2241.61288000000pt" draw:transform="matrix(-0.01560701666 0.02420197301 -0.00963295227 -0.00424283949 57.89249824715pt 44.31954443234pt)"/>
              </draw:g>
              <draw:g draw:style-name="gr1" draw:id="shape96" draw:name="g1981" svg:y="3.63372391949pt">
                <draw:rect draw:style-name="gr4" draw:id="shape97" draw:name="rect1982" draw:layer="g2251" svg:width="45.04234320000pt" svg:height="2282.15120000000pt" draw:transform="matrix(-0.01560701666 0.02420197301 -0.00963295227 -0.00424283949 55.99638857104pt 47.64863924978pt)"/>
                <draw:rect draw:style-name="gr5" draw:id="shape98" draw:name="rect918" draw:layer="g2251" svg:width="12.76194640000pt" svg:height="2241.61288000000pt" draw:transform="matrix(-0.01560701666 0.02420197301 -0.00963295227 -0.00424283949 55.54923517070pt 47.95326835183pt)"/>
              </draw:g>
            </draw:g>
            <draw:g draw:style-name="gr1" draw:id="shape99" draw:name="g946" svg:y="20.89932997786pt">
              <draw:rect draw:style-name="gr4" draw:id="shape100" draw:name="rect947" draw:layer="g2251" svg:width="137.22939200000pt" svg:height="2259.32968000000pt" draw:transform="matrix(-0.00033780634 0.02602463030 -0.01149549429 -0.00055713515 87.55503744987pt 45.66408171588pt)"/>
              <draw:rect draw:style-name="gr5" draw:id="shape101" draw:name="rect948" draw:layer="g2251" svg:width="105.09912000000pt" svg:height="2215.02912000000pt" draw:transform="matrix(-0.00033780634 0.02602463030 -0.01149549429 -0.00055713515 87.29498106758pt 46.06983393986pt)"/>
              <draw:g draw:style-name="gr1" draw:id="shape102" draw:name="g949" svg:y="0.00000000000pt">
                <draw:rect draw:style-name="gr4" draw:id="shape103" draw:name="rect950" draw:layer="g2251" svg:width="45.04234320000pt" svg:height="2282.15120000000pt" draw:transform="matrix(-0.00033780634 0.02602463030 -0.01149549429 -0.00055713515 87.73914726603pt 44.91841248887pt)"/>
                <draw:rect draw:style-name="gr5" draw:id="shape104" draw:name="rect951" draw:layer="g2251" svg:width="12.76194640000pt" svg:height="2241.61288000000pt" draw:transform="matrix(-0.00033780634 0.02602463030 -0.01149549429 -0.00055713515 87.50069177825pt 45.32716572832pt)"/>
              </draw:g>
              <draw:g draw:style-name="gr1" draw:id="shape105" draw:name="g952" svg:y="3.90738067293pt">
                <draw:rect draw:style-name="gr4" draw:id="shape106" draw:name="rect953" draw:layer="g2251" svg:width="45.04234320000pt" svg:height="2282.15120000000pt" draw:transform="matrix(-0.00033780634 0.02602463030 -0.01149549429 -0.00055713515 87.68842846782pt 48.82579316180pt)"/>
                <draw:rect draw:style-name="gr5" draw:id="shape107" draw:name="rect954" draw:layer="g2251" svg:width="12.76194640000pt" svg:height="2241.61288000000pt" draw:transform="matrix(-0.00033780634 0.02602463030 -0.01149549429 -0.00055713515 87.44997298004pt 49.23454640125pt)"/>
              </draw:g>
            </draw:g>
            <draw:g draw:style-name="gr1" draw:id="shape108" draw:name="g964" svg:y="11.26303975461pt">
              <draw:rect draw:style-name="gr4" draw:id="shape109" draw:name="rect965" draw:layer="g2251" svg:width="137.22939200000pt" svg:height="2259.32968000000pt" draw:transform="matrix(0.00741543148 0.02330535864 -0.00949151029 -0.00029883893 82.87433306115pt 35.36344079440pt)"/>
              <draw:rect draw:style-name="gr5" draw:id="shape110" draw:name="rect966" draw:layer="g2251" svg:width="105.09912000000pt" svg:height="2215.02912000000pt" draw:transform="matrix(0.00741543148 0.02330535864 -0.00949151029 -0.00029883893 82.78322359827pt 35.73122851419pt)"/>
              <draw:g draw:style-name="gr1" draw:id="shape111" draw:name="g967" svg:y="0.00000000000pt">
                <draw:rect draw:style-name="gr4" draw:id="shape112" draw:name="rect968" draw:layer="g2251" svg:width="45.04234320000pt" svg:height="2282.15120000000pt" draw:transform="matrix(0.00741543148 0.02330535864 -0.00949151029 -0.00029883893 82.80338766146pt 34.69265123720pt)"/>
                <draw:rect draw:style-name="gr5" draw:id="shape113" draw:name="rect969" draw:layer="g2251" svg:width="12.76194640000pt" svg:height="2241.61288000000pt" draw:transform="matrix(0.00741543148 0.02330535864 -0.00949151029 -0.00029883893 82.73069084104pt 35.06274999080pt)"/>
              </draw:g>
              <draw:g draw:style-name="gr1" draw:id="shape114" draw:name="g970" svg:y="3.49910476667pt">
                <draw:rect draw:style-name="gr4" draw:id="shape115" draw:name="rect971" draw:layer="g2251" svg:width="45.04234320000pt" svg:height="2282.15120000000pt" draw:transform="matrix(0.00741543148 0.02330535864 -0.00949151029 -0.00029883893 83.91675270467pt 38.19175600387pt)"/>
                <draw:rect draw:style-name="gr5" draw:id="shape116" draw:name="rect972" draw:layer="g2251" svg:width="12.76194640000pt" svg:height="2241.61288000000pt" draw:transform="matrix(0.00741543148 0.02330535864 -0.00949151029 -0.00029883893 83.84405588425pt 38.56185475747pt)"/>
              </draw:g>
            </draw:g>
            <draw:g draw:style-name="gr1" draw:id="shape117" draw:name="g973" svg:y="28.44962298104pt">
              <draw:rect draw:style-name="gr4" draw:id="shape118" draw:name="rect974" draw:layer="g2251" svg:width="137.22939200000pt" svg:height="2259.32968000000pt" draw:transform="matrix(-0.01125402705 0.02418602627 -0.01058069669 -0.00386072134 85.76018997481pt 60.65028394430pt)"/>
              <draw:rect draw:style-name="gr5" draw:id="shape119" draw:name="rect975" draw:layer="g2251" svg:width="105.09912000000pt" svg:height="2215.02912000000pt" draw:transform="matrix(-0.01125402705 0.02418602627 -0.01058069669 -0.00386072134 85.34502455372pt 60.95332282992pt)"/>
              <draw:g draw:style-name="gr1" draw:id="shape120" draw:name="g976" svg:y="0.00000000000pt">
                <draw:rect draw:style-name="gr4" draw:id="shape121" draw:name="rect977" draw:layer="g2251" svg:width="45.04234320000pt" svg:height="2282.15120000000pt" draw:transform="matrix(-0.01125402705 0.02418602627 -0.01058069669 -0.00386072134 86.24674772245pt 60.00798867987pt)"/>
                <draw:rect draw:style-name="gr5" draw:id="shape122" draw:name="rect978" draw:layer="g2251" svg:width="12.76194640000pt" svg:height="2241.61288000000pt" draw:transform="matrix(-0.01125402705 0.02418602627 -0.01058069669 -0.00386072134 85.85064305224pt 60.32010558275pt)"/>
              </draw:g>
              <draw:g draw:style-name="gr1" draw:id="shape123" draw:name="g979" svg:y="3.63132964948pt">
                <draw:rect draw:style-name="gr4" draw:id="shape124" draw:name="rect980" draw:layer="g2251" svg:width="45.04234320000pt" svg:height="2282.15120000000pt" draw:transform="matrix(-0.01125402705 0.02418602627 -0.01058069669 -0.00386072134 84.55704964500pt 63.63931832935pt)"/>
                <draw:rect draw:style-name="gr5" draw:id="shape125" draw:name="rect981" draw:layer="g2251" svg:width="12.76194640000pt" svg:height="2241.61288000000pt" draw:transform="matrix(-0.01125402705 0.02418602627 -0.01058069669 -0.00386072134 84.16094497479pt 63.95143523223pt)"/>
              </draw:g>
            </draw:g>
            <draw:g draw:style-name="gr1" draw:id="shape126" draw:name="g1287" svg:y="9.88221790447pt">
              <draw:g draw:style-name="gr1" draw:id="shape127" draw:name="g2012" svg:y="0.00000000000pt">
                <draw:g draw:style-name="gr1" draw:id="shape128" draw:name="g2013" svg:y="0.00000000000pt">
                  <draw:g draw:style-name="gr1" draw:id="shape129" draw:name="g2014" svg:y="0.00000000000pt">
                    <draw:rect draw:style-name="gr6" draw:id="shape130" draw:name="rect2015" draw:layer="g2251" svg:width="1272.72072000000pt" svg:height="936.86384000000pt" draw:transform="matrix(0.02520798000 0.00000000000 0.00000000000 0.02515259000 43.20859138418pt 32.62983376435pt)"/>
                    <draw:ellipse draw:style-name="gr6" draw:id="shape131" draw:name="path2016" draw:layer="g2251" svg:width="1184.33731200000pt" svg:height="1113.63067200000pt" draw:transform="matrix(0.02708917592 0.00000000000 0.00000000000 0.02674957824 43.20860490793pt 40.63296886015pt)" draw:kind="full"/>
                  </draw:g>
                  <draw:g draw:style-name="gr1" draw:id="shape132" draw:name="g2017" svg:y="6.89680597048pt">
                    <draw:rect draw:style-name="gr6" draw:id="shape133" draw:name="rect2018" draw:layer="g2251" svg:width="687.26924000000pt" svg:height="505.90654400000pt" draw:transform="matrix(0.02520798000 0.00000000000 0.00000000000 0.02515259000 50.58758704482pt 39.52663973483pt)"/>
                    <draw:ellipse draw:style-name="gr6" draw:id="shape134" draw:name="path2019" draw:layer="g2251" svg:width="1184.33731200000pt" svg:height="1113.63067200000pt" draw:transform="matrix(0.01462816559 0.00000000000 0.00000000000 0.01444478030 50.58760703844pt 45.62674943619pt)" draw:kind="full"/>
                  </draw:g>
                </draw:g>
                <draw:g draw:style-name="gr1" draw:id="shape135" draw:name="g2020" svg:y="0.94479416188pt">
                  <draw:g draw:style-name="gr1" draw:id="shape136" draw:name="g2021" svg:y="0.00000000000pt">
                    <draw:g draw:style-name="gr1" draw:id="shape137" draw:name="g2022" svg:y="0.00000000000pt">
                      <draw:rect draw:style-name="gr3" draw:id="shape138" draw:name="rect2023" draw:layer="g2251" svg:width="1272.72072000000pt" svg:height="936.86384000000pt" draw:transform="matrix(0.02394758100 0.00000000000 0.00000000000 0.02389496050 44.01066296542pt 33.57462792623pt)"/>
                      <draw:ellipse draw:style-name="gr3" draw:id="shape139" draw:name="path2024" draw:layer="g2251" svg:width="1184.33731200000pt" svg:height="1113.63067200000pt" draw:transform="matrix(0.02573471713 0.00000000000 0.00000000000 0.02541209933 44.01067581300pt 41.17760626724pt)" draw:kind="full"/>
                    </draw:g>
                    <draw:g draw:style-name="gr1" draw:id="shape140" draw:name="g2025" svg:y="6.55196567195pt">
                      <draw:rect draw:style-name="gr3" draw:id="shape141" draw:name="rect2026" draw:layer="g2251" svg:width="687.26924000000pt" svg:height="505.90654400000pt" draw:transform="matrix(0.02394758100 0.00000000000 0.00000000000 0.02389496050 51.02070884304pt 40.12659359818pt)"/>
                      <draw:ellipse draw:style-name="gr3" draw:id="shape142" draw:name="path2027" draw:layer="g2251" svg:width="1184.33731200000pt" svg:height="1113.63067200000pt" draw:transform="matrix(0.01389675731 0.00000000000 0.00000000000 0.01372254129 51.02072783698pt 45.92169781447pt)" draw:kind="full"/>
                    </draw:g>
                  </draw:g>
                  <draw:g draw:style-name="gr1" draw:id="shape143" draw:name="g2028" svg:y="7.23721060975pt">
                    <draw:g draw:style-name="gr1" draw:id="shape144" draw:name="g2029" svg:y="0.00000000000pt">
                      <draw:rect draw:style-name="gr7" draw:id="shape145" draw:name="rect2030" draw:layer="g2251" svg:width="1272.72072000000pt" svg:height="936.86384000000pt" draw:transform="matrix(0.01429292466 0.00000000000 0.00000000000 0.01426151853 50.15448126516pt 40.81183853598pt)"/>
                      <draw:ellipse draw:style-name="gr7" draw:id="shape146" draw:name="path2031" draw:layer="g2251" svg:width="1184.33731200000pt" svg:height="1113.63067200000pt" draw:transform="matrix(0.01535956275 0.00000000000 0.00000000000 0.01516701086 50.15448893314pt 45.34961613530pt)" draw:kind="full"/>
                    </draw:g>
                    <draw:g draw:style-name="gr1" draw:id="shape147" draw:name="g2032" svg:y="3.91048898526pt">
                      <draw:rect draw:style-name="gr7" draw:id="shape148" draw:name="rect2033" draw:layer="g2251" svg:width="687.26924000000pt" svg:height="505.90654400000pt" draw:transform="matrix(0.01429292466 0.00000000000 0.00000000000 0.01426151853 54.33837180475pt 44.72232752124pt)"/>
                      <draw:ellipse draw:style-name="gr7" draw:id="shape149" draw:name="path2034" draw:layer="g2251" svg:width="1184.33731200000pt" svg:height="1113.63067200000pt" draw:transform="matrix(0.00829416989 0.00000000000 0.00000000000 0.00819019043 54.33838314113pt 48.18108972192pt)" draw:kind="full"/>
                    </draw:g>
                  </draw:g>
                  <draw:g draw:style-name="gr1" draw:id="shape150" draw:name="g2035" svg:y="8.28192747043pt">
                    <draw:g draw:style-name="gr1" draw:id="shape151" draw:name="g2036" svg:y="0.00000000000pt">
                      <draw:rect draw:style-name="gr8" draw:id="shape152" draw:name="rect2037" draw:layer="g2251" svg:width="1272.72072000000pt" svg:height="936.86384000000pt" draw:transform="matrix(0.01289935190 0.00000000000 0.00000000000 0.01287100790 51.04131766809pt 41.85655539666pt)"/>
                      <draw:ellipse draw:style-name="gr8" draw:id="shape153" draw:name="path2038" draw:layer="g2251" svg:width="1184.33731200000pt" svg:height="1113.63067200000pt" draw:transform="matrix(0.01386199184 0.00000000000 0.00000000000 0.01368821393 51.04132458843pt 45.95189567848pt)" draw:kind="full"/>
                    </draw:g>
                    <draw:g draw:style-name="gr1" draw:id="shape154" draw:name="g2039" svg:y="3.52921286080pt">
                      <draw:rect draw:style-name="gr8" draw:id="shape155" draw:name="rect2040" draw:layer="g2251" svg:width="687.26924000000pt" svg:height="505.90654400000pt" draw:transform="matrix(0.01289935190 0.00000000000 0.00000000000 0.01287100790 54.81727519057pt 45.38576825746pt)"/>
                      <draw:ellipse draw:style-name="gr8" draw:id="shape156" draw:name="path2041" draw:layer="g2251" svg:width="1184.33731200000pt" svg:height="1113.63067200000pt" draw:transform="matrix(0.00748548101 0.00000000000 0.00000000000 0.00739163964 54.81728542164pt 48.50729809351pt)" draw:kind="full"/>
                    </draw:g>
                  </draw:g>
                </draw:g>
              </draw:g>
              <draw:g draw:style-name="gr1" draw:id="shape157" draw:name="g2042" svg:y="22.11617084436pt">
                <draw:g draw:style-name="gr1" draw:id="shape158" draw:name="g2043" svg:y="0.00000000000pt">
                  <draw:g draw:style-name="gr1" draw:id="shape159" draw:name="g2044" svg:y="0.00000000000pt">
                    <draw:g draw:style-name="gr1" draw:id="shape160" draw:name="g2045" svg:y="0.00000000000pt">
                      <draw:rect draw:style-name="gr9" draw:id="shape161" draw:name="rect2046" draw:layer="g2251" svg:width="1272.72072000000pt" svg:height="936.86384000000pt" draw:transform="matrix(0.00378119700 0.00000000000 0.00000000000 0.00377288850 56.96821670495pt 54.74600460871pt)"/>
                      <draw:ellipse draw:style-name="gr9" draw:id="shape162" draw:name="path2047" draw:layer="g2251" svg:width="1184.33731200000pt" svg:height="1113.63067200000pt" draw:transform="matrix(0.00406337639 0.00000000000 0.00000000000 0.00401243674 56.96821873352pt 55.94647487308pt)" draw:kind="full"/>
                    </draw:g>
                    <draw:g draw:style-name="gr1" draw:id="shape163" draw:name="g2048" svg:y="1.03452089557pt">
                      <draw:rect draw:style-name="gr9" draw:id="shape164" draw:name="rect2049" draw:layer="g2251" svg:width="687.26924000000pt" svg:height="505.90654400000pt" draw:transform="matrix(0.00378119700 0.00000000000 0.00000000000 0.00377288850 58.07506605405pt 55.78052550428pt)"/>
                      <draw:ellipse draw:style-name="gr9" draw:id="shape165" draw:name="path2050" draw:layer="g2251" svg:width="1184.33731200000pt" svg:height="1113.63067200000pt" draw:transform="matrix(0.00219422484 0.00000000000 0.00000000000 0.00216671705 58.07506905309pt 56.69554195948pt)" draw:kind="full"/>
                    </draw:g>
                  </draw:g>
                  <draw:g draw:style-name="gr1" draw:id="shape166" draw:name="g2051" svg:y="0.14171912428pt">
                    <draw:g draw:style-name="gr1" draw:id="shape167" draw:name="g2052" svg:y="0.00000000000pt">
                      <draw:g draw:style-name="gr1" draw:id="shape168" draw:name="g2053" svg:y="0.00000000000pt">
                        <draw:rect draw:style-name="gr9" draw:id="shape169" draw:name="rect2054" draw:layer="g2251" svg:width="1272.72072000000pt" svg:height="936.86384000000pt" draw:transform="matrix(0.00359213715 0.00000000000 0.00000000000 0.00358424407 57.08852744214pt 54.88772373299pt)"/>
                        <draw:ellipse draw:style-name="gr9" draw:id="shape170" draw:name="path2055" draw:layer="g2251" svg:width="1184.33731200000pt" svg:height="1113.63067200000pt" draw:transform="matrix(0.00386020757 0.00000000000 0.00000000000 0.00381181490 57.08852936928pt 56.02817048414pt)" draw:kind="full"/>
                      </draw:g>
                      <draw:g draw:style-name="gr1" draw:id="shape171" draw:name="g2056" svg:y="0.98279485079pt">
                        <draw:rect draw:style-name="gr9" draw:id="shape172" draw:name="rect2057" draw:layer="g2251" svg:width="687.26924000000pt" svg:height="505.90654400000pt" draw:transform="matrix(0.00359213715 0.00000000000 0.00000000000 0.00358424407 58.14003432378pt 55.87051858378pt)"/>
                        <draw:ellipse draw:style-name="gr9" draw:id="shape173" draw:name="path2058" draw:layer="g2251" svg:width="1184.33731200000pt" svg:height="1113.63067200000pt" draw:transform="matrix(0.00208451360 0.00000000000 0.00000000000 0.00205838119 58.14003717287pt 56.73978421623pt)" draw:kind="full"/>
                      </draw:g>
                    </draw:g>
                    <draw:g draw:style-name="gr1" draw:id="shape174" draw:name="g2059" svg:y="1.08558159146pt">
                      <draw:g draw:style-name="gr1" draw:id="shape175" draw:name="g2060" svg:y="0.00000000000pt">
                        <draw:rect draw:style-name="gr9" draw:id="shape176" draw:name="rect2061" draw:layer="g2251" svg:width="1272.72072000000pt" svg:height="936.86384000000pt" draw:transform="matrix(0.00214393870 0.00000000000 0.00000000000 0.00213922778 58.01010018710pt 55.97330532445pt)"/>
                        <draw:ellipse draw:style-name="gr9" draw:id="shape177" draw:name="path2062" draw:layer="g2251" svg:width="1184.33731200000pt" svg:height="1113.63067200000pt" draw:transform="matrix(0.00230393441 0.00000000000 0.00000000000 0.00227505163 58.01010133730pt 56.65397196435pt)" draw:kind="full"/>
                      </draw:g>
                      <draw:g draw:style-name="gr1" draw:id="shape178" draw:name="g2063" svg:y="0.58657334779pt">
                        <draw:rect draw:style-name="gr9" draw:id="shape179" draw:name="rect2064" draw:layer="g2251" svg:width="687.26924000000pt" svg:height="505.90654400000pt" draw:transform="matrix(0.00214393870 0.00000000000 0.00000000000 0.00213922778 58.63768376804pt 56.55987867224pt)"/>
                        <draw:ellipse draw:style-name="gr9" draw:id="shape180" draw:name="path2065" draw:layer="g2251" svg:width="1184.33731200000pt" svg:height="1113.63067200000pt" draw:transform="matrix(0.00124412548 0.00000000000 0.00000000000 0.00122852856 58.63768546850pt 57.07869300234pt)" draw:kind="full"/>
                      </draw:g>
                    </draw:g>
                    <draw:g draw:style-name="gr1" draw:id="shape181" draw:name="g2066" svg:y="1.24228912056pt">
                      <draw:g draw:style-name="gr1" draw:id="shape182" draw:name="g2067" svg:y="0.00000000000pt">
                        <draw:rect draw:style-name="gr9" draw:id="shape183" draw:name="rect2068" draw:layer="g2251" svg:width="1272.72072000000pt" svg:height="936.86384000000pt" draw:transform="matrix(0.00193490279 0.00000000000 0.00000000000 0.00193065118 58.14312564754pt 56.13001285355pt)"/>
                        <draw:ellipse draw:style-name="gr9" draw:id="shape184" draw:name="path2069" draw:layer="g2251" svg:width="1184.33731200000pt" svg:height="1113.63067200000pt" draw:transform="matrix(0.00207929878 0.00000000000 0.00000000000 0.00205323209 58.14312668559pt 56.74431389583pt)" draw:kind="full"/>
                      </draw:g>
                      <draw:g draw:style-name="gr1" draw:id="shape185" draw:name="g2070" svg:y="0.52938192912pt">
                        <draw:rect draw:style-name="gr9" draw:id="shape186" draw:name="rect2071" draw:layer="g2251" svg:width="687.26924000000pt" svg:height="505.90654400000pt" draw:transform="matrix(0.00193490279 0.00000000000 0.00000000000 0.00193065118 58.70951927591pt 56.65939478267pt)"/>
                        <draw:ellipse draw:style-name="gr9" draw:id="shape187" draw:name="path2072" draw:layer="g2251" svg:width="1184.33731200000pt" svg:height="1113.63067200000pt" draw:transform="matrix(0.00112282215 0.00000000000 0.00000000000 0.00110874595 58.70952081057pt 57.12762425808pt)" draw:kind="full"/>
                      </draw:g>
                    </draw:g>
                  </draw:g>
                </draw:g>
                <draw:ellipse draw:style-name="gr8" draw:id="shape188" draw:name="path2073" draw:layer="g2251" svg:width="57.10078080000pt" svg:height="57.10087840000pt" draw:transform="matrix(0.02520798000 0.00000000000 0.00000000000 0.02515259000 57.20898881012pt 55.02895673819pt)" draw:kind="full"/>
                <draw:ellipse draw:style-name="gr8" draw:id="shape189" draw:name="path2074" draw:layer="g2251" svg:width="57.10078080000pt" svg:height="57.10087840000pt" draw:transform="matrix(0.02520798000 0.00000000000 0.00000000000 0.02515259000 59.90666289723pt 55.02895673819pt)" draw:kind="full"/>
                <draw:ellipse draw:style-name="gr8" draw:id="shape190" draw:name="path2075" draw:layer="g2251" svg:width="57.10078080000pt" svg:height="57.10087840000pt" draw:transform="matrix(0.02520798000 0.00000000000 0.00000000000 0.02515259000 58.53399642751pt 56.54128070051pt)" draw:kind="full"/>
                <draw:ellipse draw:style-name="gr8" draw:id="shape191" draw:name="path2076" draw:layer="g2251" svg:width="57.10078080000pt" svg:height="57.10087840000pt" draw:transform="matrix(0.02520798000 0.00000000000 0.00000000000 0.02515259000 57.31384660585pt 58.00604540113pt)" draw:kind="full"/>
                <draw:ellipse draw:style-name="gr8" draw:id="shape192" draw:name="path2077" draw:layer="g2251" svg:width="57.10078080000pt" svg:height="57.10087840000pt" draw:transform="matrix(0.02520798000 0.00000000000 0.00000000000 0.02515259000 59.87807704791pt 58.05360391830pt)" draw:kind="full"/>
              </draw:g>
              <draw:path draw:style-name="gr10" draw:id="shape193" draw:name="path2078" draw:layer="g2251" svg:width="244.77165323102pt" svg:height="249.51046134940pt" draw:transform="matrix(0.02520798000 0.00000000000 0.00000000000 0.02515259000 44.48972021694pt 33.97001808915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194" draw:name="g2079" svg:y="2.87651860745pt">
                <draw:rect draw:style-name="gr3" draw:id="shape195" draw:name="rect2080" draw:layer="g2251" svg:width="18.64650000000pt" svg:height="24.38718240000pt" draw:transform="matrix(0.02520798000 0.00000000000 0.00000000000 0.02515259000 46.31669559040pt 35.51865339685pt)"/>
                <draw:rect draw:style-name="gr3" draw:id="shape196" draw:name="rect2081" draw:layer="g2251" svg:width="18.64650000000pt" svg:height="24.38718240000pt" draw:transform="matrix(0.02520798000 0.00000000000 0.00000000000 0.02515259000 48.42471473287pt 35.50635237180pt)"/>
              </draw:g>
              <draw:path draw:style-name="gr10" draw:id="shape197" draw:name="path2082" draw:layer="g2251" svg:width="244.77165323102pt" svg:height="249.51046134940pt" draw:transform="matrix(0.02520798000 0.00000000000 0.00000000000 0.02515259000 67.90634049261pt 34.04301895416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198" draw:name="g2083" svg:y="2.94955770439pt">
                <draw:rect draw:style-name="gr3" draw:id="shape199" draw:name="rect2084" draw:layer="g2251" svg:width="18.64650000000pt" svg:height="24.38718240000pt" draw:transform="matrix(0.02520798000 0.00000000000 0.00000000000 0.02515259000 69.73331586606pt 35.59169249380pt)"/>
                <draw:rect draw:style-name="gr3" draw:id="shape200" draw:name="rect2085" draw:layer="g2251" svg:width="18.64650000000pt" svg:height="24.38718240000pt" draw:transform="matrix(0.02520798000 0.00000000000 0.00000000000 0.02515259000 71.84133500854pt 35.57939146874pt)"/>
              </draw:g>
              <draw:path draw:style-name="gr10" draw:id="shape201" draw:name="path2086" draw:layer="g2251" svg:width="244.77165323102pt" svg:height="249.51046134940pt" draw:transform="matrix(0.02520798000 0.00000000000 0.00000000000 0.02515259000 56.41757169419pt 34.04301895416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202" draw:name="g2087" svg:y="2.94955770439pt">
                <draw:rect draw:style-name="gr3" draw:id="shape203" draw:name="rect2088" draw:layer="g2251" svg:width="18.64650000000pt" svg:height="24.38718240000pt" draw:transform="matrix(0.02520798000 0.00000000000 0.00000000000 0.02515259000 58.24454706765pt 35.59169249380pt)"/>
                <draw:rect draw:style-name="gr3" draw:id="shape204" draw:name="rect2089" draw:layer="g2251" svg:width="18.64650000000pt" svg:height="24.38718240000pt" draw:transform="matrix(0.02520798000 0.00000000000 0.00000000000 0.02515259000 60.35256621012pt 35.57939146874pt)"/>
              </draw:g>
              <draw:path draw:style-name="gr10" draw:id="shape205" draw:name="path2090" draw:layer="g2251" svg:width="244.77165323102pt" svg:height="249.51046134940pt" draw:transform="matrix(0.02520798000 0.00000000000 0.00000000000 0.02515259000 43.97745373058pt 48.28118380739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206" draw:name="g2091" svg:y="17.18774670412pt">
                <draw:rect draw:style-name="gr3" draw:id="shape207" draw:name="rect2092" draw:layer="g2251" svg:width="18.64650000000pt" svg:height="24.38718240000pt" draw:transform="matrix(0.02520798000 0.00000000000 0.00000000000 0.02515259000 45.80442910403pt 49.82988149352pt)"/>
                <draw:rect draw:style-name="gr3" draw:id="shape208" draw:name="rect2093" draw:layer="g2251" svg:width="18.64650000000pt" svg:height="24.38718240000pt" draw:transform="matrix(0.02520798000 0.00000000000 0.00000000000 0.02515259000 47.91244824651pt 49.81758046847pt)"/>
              </draw:g>
              <draw:path draw:style-name="gr10" draw:id="shape209" draw:name="path2094" draw:layer="g2251" svg:width="244.77165323102pt" svg:height="249.51046134940pt" draw:transform="matrix(0.02520798000 0.00000000000 0.00000000000 0.02515259000 68.34542317144pt 48.13515793089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210" draw:name="g2095" svg:y="17.04168058347pt">
                <draw:rect draw:style-name="gr3" draw:id="shape211" draw:name="rect2096" draw:layer="g2251" svg:width="18.64650000000pt" svg:height="24.38718240000pt" draw:transform="matrix(0.02520798000 0.00000000000 0.00000000000 0.02515259000 70.17239854489pt 49.68381537287pt)"/>
                <draw:rect draw:style-name="gr3" draw:id="shape212" draw:name="rect2097" draw:layer="g2251" svg:width="18.64650000000pt" svg:height="24.38718240000pt" draw:transform="matrix(0.02520798000 0.00000000000 0.00000000000 0.02515259000 72.28041768737pt 49.67151434782pt)"/>
              </draw:g>
              <draw:path draw:style-name="gr10" draw:id="shape213" draw:name="path2098" draw:layer="g2251" svg:width="244.77165323102pt" svg:height="249.51046134940pt" draw:transform="matrix(0.01645466019 -0.01905482245 0.01909678420 0.01641850404 47.05987445998pt 63.09338818902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214" draw:name="g2099" svg:y="28.13662806293pt">
                <draw:rect draw:style-name="gr3" draw:id="shape215" draw:name="rect2100" draw:layer="g2251" svg:width="18.64650000000pt" svg:height="24.38718240000pt" draw:transform="matrix(0.01645466019 -0.01905482245 0.01909678420 0.01641850404 49.42826076595pt 62.72325804163pt)"/>
                <draw:rect draw:style-name="gr3" draw:id="shape216" draw:name="rect2101" draw:layer="g2251" svg:width="18.64650000000pt" svg:height="24.38718240000pt" draw:transform="matrix(0.01645466019 -0.01905482245 0.01909678420 0.01641850404 50.79494351242pt 61.12176757409pt)"/>
              </draw:g>
              <draw:path draw:style-name="gr10" draw:id="shape217" draw:name="path2102" draw:layer="g2251" svg:width="244.77165323102pt" svg:height="249.51046134940pt" draw:transform="matrix(-0.01645466019 -0.01905482245 -0.01909678420 0.01641850404 71.66486339224pt 63.02036518973pt)" svg:viewBox="0 0 245 250" svg:d="M0.0215899 115.205L0.0215899 133.375L241.924 133.375L241.924 115.205ZM21.011 65.073L21.011 115.646L226.629 115.646L226.629 65.073ZM2.86906 231.339L2.86906 249.51L244.772 249.51L244.772 231.339ZM67.694 225.719C67.6692 192.732 92.9798 165.961 124.191 165.961C155.402 165.908 180.754 192.637 180.779 225.624C180.779 225.885 180.778 226.105 180.776 226.367M61.4113 229.003C61.3841 192.351 89.507 162.604 124.186 162.604C158.866 162.546 187.034 192.245 187.061 228.896C187.062 229.188 187.061 229.433 187.058 229.722M21.0118 138.358L21.0118 229.207L226.629 229.207L226.629 138.358ZM0.0215899 47.7425L0.0215899 64.9281L241.924 64.9281L241.924 47.7425ZM0 23.5033L0 47.9155L18.6377 47.9155L18.6377 23.5033ZM223.386 23.5033L223.386 47.9155L242.023 47.9155L242.023 23.5033ZM37.1498 23.9934L37.1498 48.4056L55.7875 48.4056L55.7875 23.9934ZM185.258 23.4985L185.258 47.9107L203.896 47.9107L203.896 23.4985ZM73.3209 0.494907L73.3209 24.9071L91.9586 24.9071L91.9586 0.494907ZM147.62 0.490102L147.62 24.9023L166.257 24.9023L166.257 0.490102ZM111.448 0L111.448 24.4122L130.085 24.4122L130.085 0ZM73.2698 25.0817L73.2698 48.4208L166.143 48.4208L166.143 25.0817Z" koffice:nodeTypes="ccccccccccccccccccccccccccccccccccccccccccccccccccccccccccccccccccccccccc"/>
              <draw:g draw:style-name="gr1" draw:id="shape218" draw:name="g2103" svg:y="28.06362518571pt">
                <draw:rect draw:style-name="gr3" draw:id="shape219" draw:name="rect2104" draw:layer="g2251" svg:width="18.64650000000pt" svg:height="24.38718240000pt" draw:transform="matrix(-0.01645466019 -0.01905482245 -0.01909678420 0.01641850404 69.29651943568pt 62.65025516442pt)"/>
                <draw:rect draw:style-name="gr3" draw:id="shape220" draw:name="rect2105" draw:layer="g2251" svg:width="18.64650000000pt" svg:height="24.38718240000pt" draw:transform="matrix(-0.01645466019 -0.01905482245 -0.01909678420 0.01641850404 67.92983668921pt 61.04876469687pt)"/>
              </draw:g>
              <draw:g draw:style-name="gr1" draw:id="shape221" draw:name="g2106" svg:y="9.56098933084pt">
                <draw:g draw:style-name="gr1" draw:id="shape222" draw:name="g2107" svg:y="0.00000000000pt">
                  <draw:g draw:style-name="gr1" draw:id="shape223" draw:name="g2108" svg:y="0.00000000000pt">
                    <draw:g draw:style-name="gr1" draw:id="shape224" draw:name="g2109" svg:y="0.00000000000pt">
                      <draw:g draw:style-name="gr1" draw:id="shape225" draw:name="g2110" svg:y="0.00000000000pt">
                        <draw:rect draw:style-name="gr9" draw:id="shape226" draw:name="rect2111" draw:layer="g2251" svg:width="1272.72072000000pt" svg:height="936.86384000000pt" draw:transform="matrix(0.00378119700 0.00000000000 0.00000000000 0.00377288850 56.89191573911pt 42.19082309519pt)"/>
                        <draw:ellipse draw:style-name="gr9" draw:id="shape227" draw:name="path2112" draw:layer="g2251" svg:width="1184.33731200000pt" svg:height="1113.63067200000pt" draw:transform="matrix(0.00406337639 0.00000000000 0.00000000000 0.00401243674 56.89191776767pt 43.39129335957pt)" draw:kind="full"/>
                      </draw:g>
                      <draw:g draw:style-name="gr1" draw:id="shape228" draw:name="g2113" svg:y="1.03452089558pt">
                        <draw:rect draw:style-name="gr9" draw:id="shape229" draw:name="rect2114" draw:layer="g2251" svg:width="687.26924000000pt" svg:height="505.90654400000pt" draw:transform="matrix(0.00378119700 0.00000000000 0.00000000000 0.00377288850 57.99876508820pt 43.22534399077pt)"/>
                        <draw:ellipse draw:style-name="gr9" draw:id="shape230" draw:name="path2115" draw:layer="g2251" svg:width="1184.33731200000pt" svg:height="1113.63067200000pt" draw:transform="matrix(0.00219422484 0.00000000000 0.00000000000 0.00216671705 57.99876808725pt 44.14036044597pt)" draw:kind="full"/>
                      </draw:g>
                    </draw:g>
                    <draw:g draw:style-name="gr1" draw:id="shape231" draw:name="g2116" svg:y="0.14171912429pt">
                      <draw:g draw:style-name="gr1" draw:id="shape232" draw:name="g2117" svg:y="0.00000000000pt">
                        <draw:g draw:style-name="gr1" draw:id="shape233" draw:name="g2118" svg:y="0.00000000000pt">
                          <draw:rect draw:style-name="gr9" draw:id="shape234" draw:name="rect1155" draw:layer="g2251" svg:width="1272.72072000000pt" svg:height="936.86384000000pt" draw:transform="matrix(0.00359213715 0.00000000000 0.00000000000 0.00358424407 57.01222647630pt 42.33254221948pt)"/>
                          <draw:ellipse draw:style-name="gr9" draw:id="shape235" draw:name="path2120" draw:layer="g2251" svg:width="1184.33731200000pt" svg:height="1113.63067200000pt" draw:transform="matrix(0.00386020757 0.00000000000 0.00000000000 0.00381181490 57.01222840343pt 43.47298897063pt)" draw:kind="full"/>
                        </draw:g>
                        <draw:g draw:style-name="gr1" draw:id="shape236" draw:name="g2121" svg:y="0.98279485079pt">
                          <draw:rect draw:style-name="gr9" draw:id="shape237" draw:name="rect1158" draw:layer="g2251" svg:width="687.26924000000pt" svg:height="505.90654400000pt" draw:transform="matrix(0.00359213715 0.00000000000 0.00000000000 0.00358424407 58.06373335794pt 43.31533707027pt)"/>
                          <draw:ellipse draw:style-name="gr9" draw:id="shape238" draw:name="path2123" draw:layer="g2251" svg:width="1184.33731200000pt" svg:height="1113.63067200000pt" draw:transform="matrix(0.00208451360 0.00000000000 0.00000000000 0.00205838119 58.06373620703pt 44.18460270271pt)" draw:kind="full"/>
                        </draw:g>
                      </draw:g>
                      <draw:g draw:style-name="gr1" draw:id="shape239" draw:name="g2124" svg:y="1.08558159146pt">
                        <draw:g draw:style-name="gr1" draw:id="shape240" draw:name="g2125" svg:y="0.00000000000pt">
                          <draw:rect draw:style-name="gr9" draw:id="shape241" draw:name="rect2126" draw:layer="g2251" svg:width="1272.72072000000pt" svg:height="936.86384000000pt" draw:transform="matrix(0.00214393870 0.00000000000 0.00000000000 0.00213922778 57.93379922126pt 43.41812381094pt)"/>
                          <draw:ellipse draw:style-name="gr9" draw:id="shape242" draw:name="path2127" draw:layer="g2251" svg:width="1184.33731200000pt" svg:height="1113.63067200000pt" draw:transform="matrix(0.00230393441 0.00000000000 0.00000000000 0.00227505163 57.93380037145pt 44.09879045084pt)" draw:kind="full"/>
                        </draw:g>
                        <draw:g draw:style-name="gr1" draw:id="shape243" draw:name="g2128" svg:y="0.58657334779pt">
                          <draw:rect draw:style-name="gr9" draw:id="shape244" draw:name="rect2129" draw:layer="g2251" svg:width="687.26924000000pt" svg:height="505.90654400000pt" draw:transform="matrix(0.00214393870 0.00000000000 0.00000000000 0.00213922778 58.56138280219pt 44.00469715873pt)"/>
                          <draw:ellipse draw:style-name="gr9" draw:id="shape245" draw:name="path2130" draw:layer="g2251" svg:width="1184.33731200000pt" svg:height="1113.63067200000pt" draw:transform="matrix(0.00124412548 0.00000000000 0.00000000000 0.00122852856 58.56138450265pt 44.52351148883pt)" draw:kind="full"/>
                        </draw:g>
                      </draw:g>
                      <draw:g draw:style-name="gr1" draw:id="shape246" draw:name="g2131" svg:y="1.24228912056pt">
                        <draw:g draw:style-name="gr1" draw:id="shape247" draw:name="g1168" svg:y="0.00000000000pt">
                          <draw:rect draw:style-name="gr9" draw:id="shape248" draw:name="rect1169" draw:layer="g2251" svg:width="1272.72072000000pt" svg:height="936.86384000000pt" draw:transform="matrix(0.00193490279 0.00000000000 0.00000000000 0.00193065118 58.06682468170pt 43.57483134004pt)"/>
                          <draw:ellipse draw:style-name="gr9" draw:id="shape249" draw:name="path2134" draw:layer="g2251" svg:width="1184.33731200000pt" svg:height="1113.63067200000pt" draw:transform="matrix(0.00207929878 0.00000000000 0.00000000000 0.00205323209 58.06682571975pt 44.18913238231pt)" draw:kind="full"/>
                        </draw:g>
                        <draw:g draw:style-name="gr1" draw:id="shape250" draw:name="g2135" svg:y="0.52938192912pt">
                          <draw:rect draw:style-name="gr9" draw:id="shape251" draw:name="rect2136" draw:layer="g2251" svg:width="687.26924000000pt" svg:height="505.90654400000pt" draw:transform="matrix(0.00193490279 0.00000000000 0.00000000000 0.00193065118 58.63321831007pt 44.10421326916pt)"/>
                          <draw:ellipse draw:style-name="gr9" draw:id="shape252" draw:name="path2137" draw:layer="g2251" svg:width="1184.33731200000pt" svg:height="1113.63067200000pt" draw:transform="matrix(0.00112282215 0.00000000000 0.00000000000 0.00110874595 58.63321984473pt 44.57244274457pt)" draw:kind="full"/>
                        </draw:g>
                      </draw:g>
                    </draw:g>
                  </draw:g>
                  <draw:ellipse draw:style-name="gr8" draw:id="shape253" draw:name="path2138" draw:layer="g2251" svg:width="57.10078080000pt" svg:height="57.10087840000pt" draw:transform="matrix(0.02520798000 0.00000000000 0.00000000000 0.02515259000 57.13268784427pt 42.47377522468pt)" draw:kind="full"/>
                  <draw:ellipse draw:style-name="gr8" draw:id="shape254" draw:name="path2139" draw:layer="g2251" svg:width="57.10078080000pt" svg:height="57.10087840000pt" draw:transform="matrix(0.02520798000 0.00000000000 0.00000000000 0.02515259000 59.83036193138pt 42.47377522468pt)" draw:kind="full"/>
                  <draw:ellipse draw:style-name="gr8" draw:id="shape255" draw:name="path2140" draw:layer="g2251" svg:width="57.10078080000pt" svg:height="57.10087840000pt" draw:transform="matrix(0.02520798000 0.00000000000 0.00000000000 0.02515259000 58.45769546167pt 43.98609918699pt)" draw:kind="full"/>
                  <draw:ellipse draw:style-name="gr8" draw:id="shape256" draw:name="path2141" draw:layer="g2251" svg:width="57.10078080000pt" svg:height="57.10087840000pt" draw:transform="matrix(0.02520798000 0.00000000000 0.00000000000 0.02515259000 57.23754564001pt 45.45086388762pt)" draw:kind="full"/>
                  <draw:ellipse draw:style-name="gr8" draw:id="shape257" draw:name="path2142" draw:layer="g2251" svg:width="57.10078080000pt" svg:height="57.10087840000pt" draw:transform="matrix(0.02520798000 0.00000000000 0.00000000000 0.02515259000 59.80177608206pt 45.49842240479pt)" draw:kind="full"/>
                </draw:g>
                <draw:g draw:style-name="gr1" draw:id="shape258" draw:name="g2143" svg:y="6.23953116551pt">
                  <draw:g draw:style-name="gr1" draw:id="shape259" draw:name="g2144" svg:y="0.00000000000pt">
                    <draw:g draw:style-name="gr1" draw:id="shape260" draw:name="g2145" svg:y="0.00000000000pt">
                      <draw:g draw:style-name="gr1" draw:id="shape261" draw:name="g2146" svg:y="0.00000000000pt">
                        <draw:rect draw:style-name="gr9" draw:id="shape262" draw:name="rect2147" draw:layer="g2251" svg:width="1272.72072000000pt" svg:height="936.86384000000pt" draw:transform="matrix(0.00378119700 0.00000000000 0.00000000000 0.00377288850 56.89192195035pt 48.43035426070pt)"/>
                        <draw:ellipse draw:style-name="gr9" draw:id="shape263" draw:name="path2148" draw:layer="g2251" svg:width="1184.33731200000pt" svg:height="1113.63067200000pt" draw:transform="matrix(0.00406337639 0.00000000000 0.00000000000 0.00401243674 56.89192397892pt 49.63082452507pt)" draw:kind="full"/>
                      </draw:g>
                      <draw:g draw:style-name="gr1" draw:id="shape264" draw:name="g2149" svg:y="1.03452089557pt">
                        <draw:rect draw:style-name="gr9" draw:id="shape265" draw:name="rect2150" draw:layer="g2251" svg:width="687.26924000000pt" svg:height="505.90654400000pt" draw:transform="matrix(0.00378119700 0.00000000000 0.00000000000 0.00377288850 57.99877129945pt 49.46487515627pt)"/>
                        <draw:ellipse draw:style-name="gr9" draw:id="shape266" draw:name="path2151" draw:layer="g2251" svg:width="1184.33731200000pt" svg:height="1113.63067200000pt" draw:transform="matrix(0.00219422484 0.00000000000 0.00000000000 0.00216671705 57.99877429849pt 50.37989161147pt)" draw:kind="full"/>
                      </draw:g>
                    </draw:g>
                    <draw:g draw:style-name="gr1" draw:id="shape267" draw:name="g2152" svg:y="0.14171912428pt">
                      <draw:g draw:style-name="gr1" draw:id="shape268" draw:name="g2153" svg:y="0.00000000000pt">
                        <draw:g draw:style-name="gr1" draw:id="shape269" draw:name="g2154" svg:y="0.00000000000pt">
                          <draw:rect draw:style-name="gr9" draw:id="shape270" draw:name="rect2155" draw:layer="g2251" svg:width="1272.72072000000pt" svg:height="936.86384000000pt" draw:transform="matrix(0.00359213715 0.00000000000 0.00000000000 0.00358424407 57.01223268754pt 48.57207338498pt)"/>
                          <draw:ellipse draw:style-name="gr9" draw:id="shape271" draw:name="path2156" draw:layer="g2251" svg:width="1184.33731200000pt" svg:height="1113.63067200000pt" draw:transform="matrix(0.00386020757 0.00000000000 0.00000000000 0.00381181490 57.01223461468pt 49.71252013613pt)" draw:kind="full"/>
                        </draw:g>
                        <draw:g draw:style-name="gr1" draw:id="shape272" draw:name="g2157" svg:y="0.98279485079pt">
                          <draw:rect draw:style-name="gr9" draw:id="shape273" draw:name="rect2158" draw:layer="g2251" svg:width="687.26924000000pt" svg:height="505.90654400000pt" draw:transform="matrix(0.00359213715 0.00000000000 0.00000000000 0.00358424407 58.06373956918pt 49.55486823577pt)"/>
                          <draw:ellipse draw:style-name="gr9" draw:id="shape274" draw:name="path2159" draw:layer="g2251" svg:width="1184.33731200000pt" svg:height="1113.63067200000pt" draw:transform="matrix(0.00208451360 0.00000000000 0.00000000000 0.00205838119 58.06374241828pt 50.42413386822pt)" draw:kind="full"/>
                        </draw:g>
                      </draw:g>
                      <draw:g draw:style-name="gr1" draw:id="shape275" draw:name="g2160" svg:y="1.08558159146pt">
                        <draw:g draw:style-name="gr1" draw:id="shape276" draw:name="g2161" svg:y="0.00000000000pt">
                          <draw:rect draw:style-name="gr9" draw:id="shape277" draw:name="rect2162" draw:layer="g2251" svg:width="1272.72072000000pt" svg:height="936.86384000000pt" draw:transform="matrix(0.00214393870 0.00000000000 0.00000000000 0.00213922778 57.93380543250pt 49.65765497644pt)"/>
                          <draw:ellipse draw:style-name="gr9" draw:id="shape278" draw:name="path2163" draw:layer="g2251" svg:width="1184.33731200000pt" svg:height="1113.63067200000pt" draw:transform="matrix(0.00230393441 0.00000000000 0.00000000000 0.00227505163 57.93380658270pt 50.33832161634pt)" draw:kind="full"/>
                        </draw:g>
                        <draw:g draw:style-name="gr1" draw:id="shape279" draw:name="g2164" svg:y="0.58657334779pt">
                          <draw:rect draw:style-name="gr9" draw:id="shape280" draw:name="rect2165" draw:layer="g2251" svg:width="687.26924000000pt" svg:height="505.90654400000pt" draw:transform="matrix(0.00214393870 0.00000000000 0.00000000000 0.00213922778 58.56138901344pt 50.24422832423pt)"/>
                          <draw:ellipse draw:style-name="gr9" draw:id="shape281" draw:name="path2166" draw:layer="g2251" svg:width="1184.33731200000pt" svg:height="1113.63067200000pt" draw:transform="matrix(0.00124412548 0.00000000000 0.00000000000 0.00122852856 58.56139071390pt 50.76304265433pt)" draw:kind="full"/>
                        </draw:g>
                      </draw:g>
                      <draw:g draw:style-name="gr1" draw:id="shape282" draw:name="g2167" svg:y="1.24228912056pt">
                        <draw:g draw:style-name="gr1" draw:id="shape283" draw:name="g2168" svg:y="0.00000000000pt">
                          <draw:rect draw:style-name="gr9" draw:id="shape284" draw:name="rect2169" draw:layer="g2251" svg:width="1272.72072000000pt" svg:height="936.86384000000pt" draw:transform="matrix(0.00193490279 0.00000000000 0.00000000000 0.00193065118 58.06683089294pt 49.81436250554pt)"/>
                          <draw:ellipse draw:style-name="gr9" draw:id="shape285" draw:name="path2170" draw:layer="g2251" svg:width="1184.33731200000pt" svg:height="1113.63067200000pt" draw:transform="matrix(0.00207929878 0.00000000000 0.00000000000 0.00205323209 58.06683193099pt 50.42866354782pt)" draw:kind="full"/>
                        </draw:g>
                        <draw:g draw:style-name="gr1" draw:id="shape286" draw:name="g2171" svg:y="0.52938192912pt">
                          <draw:rect draw:style-name="gr9" draw:id="shape287" draw:name="rect2172" draw:layer="g2251" svg:width="687.26924000000pt" svg:height="505.90654400000pt" draw:transform="matrix(0.00193490279 0.00000000000 0.00000000000 0.00193065118 58.63322452131pt 50.34374443466pt)"/>
                          <draw:ellipse draw:style-name="gr9" draw:id="shape288" draw:name="path2173" draw:layer="g2251" svg:width="1184.33731200000pt" svg:height="1113.63067200000pt" draw:transform="matrix(0.00112282215 0.00000000000 0.00000000000 0.00110874595 58.63322605598pt 50.81197391007pt)" draw:kind="full"/>
                        </draw:g>
                      </draw:g>
                    </draw:g>
                  </draw:g>
                  <draw:ellipse draw:style-name="gr8" draw:id="shape289" draw:name="path2174" draw:layer="g2251" svg:width="57.10078080000pt" svg:height="57.10087840000pt" draw:transform="matrix(0.02520798000 0.00000000000 0.00000000000 0.02515259000 57.13269405552pt 48.71330639018pt)" draw:kind="full"/>
                  <draw:ellipse draw:style-name="gr8" draw:id="shape290" draw:name="path2175" draw:layer="g2251" svg:width="57.10078080000pt" svg:height="57.10087840000pt" draw:transform="matrix(0.02520798000 0.00000000000 0.00000000000 0.02515259000 59.83036814263pt 48.71330639018pt)" draw:kind="full"/>
                  <draw:ellipse draw:style-name="gr8" draw:id="shape291" draw:name="path2176" draw:layer="g2251" svg:width="57.10078080000pt" svg:height="57.10087840000pt" draw:transform="matrix(0.02520798000 0.00000000000 0.00000000000 0.02515259000 58.45770167292pt 50.22563035250pt)" draw:kind="full"/>
                  <draw:ellipse draw:style-name="gr8" draw:id="shape292" draw:name="path2177" draw:layer="g2251" svg:width="57.10078080000pt" svg:height="57.10087840000pt" draw:transform="matrix(0.02520798000 0.00000000000 0.00000000000 0.02515259000 57.23755185126pt 51.69039505312pt)" draw:kind="full"/>
                  <draw:ellipse draw:style-name="gr8" draw:id="shape293" draw:name="path2178" draw:layer="g2251" svg:width="57.10078080000pt" svg:height="57.10087840000pt" draw:transform="matrix(0.02520798000 0.00000000000 0.00000000000 0.02515259000 59.80178229331pt 51.73795357029pt)" draw:kind="full"/>
                </draw:g>
                <draw:g draw:style-name="gr1" draw:id="shape294" draw:name="g1215" svg:y="6.23953317771pt">
                  <draw:g draw:style-name="gr1" draw:id="shape295" draw:name="g2180" svg:y="0.00000000000pt">
                    <draw:g draw:style-name="gr1" draw:id="shape296" draw:name="g2181" svg:y="0.00000000000pt">
                      <draw:g draw:style-name="gr1" draw:id="shape297" draw:name="g2182" svg:y="0.00000000000pt">
                        <draw:rect draw:style-name="gr9" draw:id="shape298" draw:name="rect2183" draw:layer="g2251" svg:width="1272.72072000000pt" svg:height="936.86384000000pt" draw:transform="matrix(0.00378119700 0.00000000000 0.00000000000 0.00377288850 62.23008003419pt 48.43035627290pt)"/>
                        <draw:ellipse draw:style-name="gr9" draw:id="shape299" draw:name="path2184" draw:layer="g2251" svg:width="1184.33731200000pt" svg:height="1113.63067200000pt" draw:transform="matrix(0.00406337639 0.00000000000 0.00000000000 0.00401243674 62.23008206276pt 49.63082653728pt)" draw:kind="full"/>
                      </draw:g>
                      <draw:g draw:style-name="gr1" draw:id="shape300" draw:name="g2185" svg:y="1.03452089558pt">
                        <draw:rect draw:style-name="gr9" draw:id="shape301" draw:name="rect2186" draw:layer="g2251" svg:width="687.26924000000pt" svg:height="505.90654400000pt" draw:transform="matrix(0.00378119700 0.00000000000 0.00000000000 0.00377288850 63.33692938329pt 49.46487716848pt)"/>
                        <draw:ellipse draw:style-name="gr9" draw:id="shape302" draw:name="path2187" draw:layer="g2251" svg:width="1184.33731200000pt" svg:height="1113.63067200000pt" draw:transform="matrix(0.00219422484 0.00000000000 0.00000000000 0.00216671705 63.33693238233pt 50.37989362368pt)" draw:kind="full"/>
                      </draw:g>
                    </draw:g>
                    <draw:g draw:style-name="gr1" draw:id="shape303" draw:name="g2188" svg:y="0.14171912429pt">
                      <draw:g draw:style-name="gr1" draw:id="shape304" draw:name="g2189" svg:y="0.00000000000pt">
                        <draw:g draw:style-name="gr1" draw:id="shape305" draw:name="g2190" svg:y="0.00000000000pt">
                          <draw:rect draw:style-name="gr9" draw:id="shape306" draw:name="rect2191" draw:layer="g2251" svg:width="1272.72072000000pt" svg:height="936.86384000000pt" draw:transform="matrix(0.00359213715 0.00000000000 0.00000000000 0.00358424407 62.35039077138pt 48.57207539719pt)"/>
                          <draw:ellipse draw:style-name="gr9" draw:id="shape307" draw:name="path2192" draw:layer="g2251" svg:width="1184.33731200000pt" svg:height="1113.63067200000pt" draw:transform="matrix(0.00386020757 0.00000000000 0.00000000000 0.00381181490 62.35039269852pt 49.71252214834pt)" draw:kind="full"/>
                        </draw:g>
                        <draw:g draw:style-name="gr1" draw:id="shape308" draw:name="g2193" svg:y="0.98279485079pt">
                          <draw:rect draw:style-name="gr9" draw:id="shape309" draw:name="rect2194" draw:layer="g2251" svg:width="687.26924000000pt" svg:height="505.90654400000pt" draw:transform="matrix(0.00359213715 0.00000000000 0.00000000000 0.00358424407 63.40189765302pt 49.55487024798pt)"/>
                          <draw:ellipse draw:style-name="gr9" draw:id="shape310" draw:name="path2195" draw:layer="g2251" svg:width="1184.33731200000pt" svg:height="1113.63067200000pt" draw:transform="matrix(0.00208451360 0.00000000000 0.00000000000 0.00205838119 63.40190050211pt 50.42413588042pt)" draw:kind="full"/>
                        </draw:g>
                      </draw:g>
                      <draw:g draw:style-name="gr1" draw:id="shape311" draw:name="g2196" svg:y="1.08558159146pt">
                        <draw:g draw:style-name="gr1" draw:id="shape312" draw:name="g1233" svg:y="0.00000000000pt">
                          <draw:rect draw:style-name="gr9" draw:id="shape313" draw:name="rect1234" draw:layer="g2251" svg:width="1272.72072000000pt" svg:height="936.86384000000pt" draw:transform="matrix(0.00214393870 0.00000000000 0.00000000000 0.00213922778 63.27196351634pt 49.65765698865pt)"/>
                          <draw:ellipse draw:style-name="gr9" draw:id="shape314" draw:name="path2199" draw:layer="g2251" svg:width="1184.33731200000pt" svg:height="1113.63067200000pt" draw:transform="matrix(0.00230393441 0.00000000000 0.00000000000 0.00227505163 63.27196466654pt 50.33832362855pt)" draw:kind="full"/>
                        </draw:g>
                        <draw:g draw:style-name="gr1" draw:id="shape315" draw:name="g2200" svg:y="0.58657334779pt">
                          <draw:rect draw:style-name="gr9" draw:id="shape316" draw:name="rect2201" draw:layer="g2251" svg:width="687.26924000000pt" svg:height="505.90654400000pt" draw:transform="matrix(0.00214393870 0.00000000000 0.00000000000 0.00213922778 63.89954709728pt 50.24423033644pt)"/>
                          <draw:ellipse draw:style-name="gr9" draw:id="shape317" draw:name="path2202" draw:layer="g2251" svg:width="1184.33731200000pt" svg:height="1113.63067200000pt" draw:transform="matrix(0.00124412548 0.00000000000 0.00000000000 0.00122852856 63.89954879774pt 50.76304466654pt)" draw:kind="full"/>
                        </draw:g>
                      </draw:g>
                      <draw:g draw:style-name="gr1" draw:id="shape318" draw:name="g2203" svg:y="1.24228912056pt">
                        <draw:g draw:style-name="gr1" draw:id="shape319" draw:name="g2204" svg:y="0.00000000000pt">
                          <draw:rect draw:style-name="gr9" draw:id="shape320" draw:name="rect2205" draw:layer="g2251" svg:width="1272.72072000000pt" svg:height="936.86384000000pt" draw:transform="matrix(0.00193490279 0.00000000000 0.00000000000 0.00193065118 63.40498897678pt 49.81436451775pt)"/>
                          <draw:ellipse draw:style-name="gr9" draw:id="shape321" draw:name="path2206" draw:layer="g2251" svg:width="1184.33731200000pt" svg:height="1113.63067200000pt" draw:transform="matrix(0.00207929878 0.00000000000 0.00000000000 0.00205323209 63.40499001483pt 50.42866556002pt)" draw:kind="full"/>
                        </draw:g>
                        <draw:g draw:style-name="gr1" draw:id="shape322" draw:name="g2207" svg:y="0.52938192912pt">
                          <draw:rect draw:style-name="gr9" draw:id="shape323" draw:name="rect2208" draw:layer="g2251" svg:width="687.26924000000pt" svg:height="505.90654400000pt" draw:transform="matrix(0.00193490279 0.00000000000 0.00000000000 0.00193065118 63.97138260515pt 50.34374644687pt)"/>
                          <draw:ellipse draw:style-name="gr9" draw:id="shape324" draw:name="path2209" draw:layer="g2251" svg:width="1184.33731200000pt" svg:height="1113.63067200000pt" draw:transform="matrix(0.00112282215 0.00000000000 0.00000000000 0.00110874595 63.97138413981pt 50.81197592228pt)" draw:kind="full"/>
                        </draw:g>
                      </draw:g>
                    </draw:g>
                  </draw:g>
                  <draw:ellipse draw:style-name="gr8" draw:id="shape325" draw:name="path2210" draw:layer="g2251" svg:width="57.10078080000pt" svg:height="57.10087840000pt" draw:transform="matrix(0.02520798000 0.00000000000 0.00000000000 0.02515259000 62.47085213936pt 48.71330840239pt)" draw:kind="full"/>
                  <draw:ellipse draw:style-name="gr8" draw:id="shape326" draw:name="path2211" draw:layer="g2251" svg:width="57.10078080000pt" svg:height="57.10087840000pt" draw:transform="matrix(0.02520798000 0.00000000000 0.00000000000 0.02515259000 65.16852622647pt 48.71330840239pt)" draw:kind="full"/>
                  <draw:ellipse draw:style-name="gr8" draw:id="shape327" draw:name="path2212" draw:layer="g2251" svg:width="57.10078080000pt" svg:height="57.10087840000pt" draw:transform="matrix(0.02520798000 0.00000000000 0.00000000000 0.02515259000 63.79585975675pt 50.22563236470pt)" draw:kind="full"/>
                  <draw:ellipse draw:style-name="gr8" draw:id="shape328" draw:name="path2213" draw:layer="g2251" svg:width="57.10078080000pt" svg:height="57.10087840000pt" draw:transform="matrix(0.02520798000 0.00000000000 0.00000000000 0.02515259000 62.57570993509pt 51.69039706533pt)" draw:kind="full"/>
                  <draw:ellipse draw:style-name="gr8" draw:id="shape329" draw:name="path2214" draw:layer="g2251" svg:width="57.10078080000pt" svg:height="57.10087840000pt" draw:transform="matrix(0.02520798000 0.00000000000 0.00000000000 0.02515259000 65.13994037715pt 51.73795558250pt)" draw:kind="full"/>
                </draw:g>
                <draw:g draw:style-name="gr1" draw:id="shape330" draw:name="g2215" svg:y="6.23953317771pt">
                  <draw:g draw:style-name="gr1" draw:id="shape331" draw:name="g2216" svg:y="0.00000000000pt">
                    <draw:g draw:style-name="gr1" draw:id="shape332" draw:name="g2217" svg:y="0.00000000000pt">
                      <draw:g draw:style-name="gr1" draw:id="shape333" draw:name="g2218" svg:y="0.00000000000pt">
                        <draw:rect draw:style-name="gr9" draw:id="shape334" draw:name="rect2219" draw:layer="g2251" svg:width="1272.72072000000pt" svg:height="936.86384000000pt" draw:transform="matrix(0.00378119700 0.00000000000 0.00000000000 0.00377288850 51.55376846445pt 48.43035627290pt)"/>
                        <draw:ellipse draw:style-name="gr9" draw:id="shape335" draw:name="path2220" draw:layer="g2251" svg:width="1184.33731200000pt" svg:height="1113.63067200000pt" draw:transform="matrix(0.00406337639 0.00000000000 0.00000000000 0.00401243674 51.55377049302pt 49.63082653728pt)" draw:kind="full"/>
                      </draw:g>
                      <draw:g draw:style-name="gr1" draw:id="shape336" draw:name="g2221" svg:y="1.03452089558pt">
                        <draw:rect draw:style-name="gr9" draw:id="shape337" draw:name="rect2222" draw:layer="g2251" svg:width="687.26924000000pt" svg:height="505.90654400000pt" draw:transform="matrix(0.00378119700 0.00000000000 0.00000000000 0.00377288850 52.66061781355pt 49.46487716848pt)"/>
                        <draw:ellipse draw:style-name="gr9" draw:id="shape338" draw:name="path2223" draw:layer="g2251" svg:width="1184.33731200000pt" svg:height="1113.63067200000pt" draw:transform="matrix(0.00219422484 0.00000000000 0.00000000000 0.00216671705 52.66062081259pt 50.37989362368pt)" draw:kind="full"/>
                      </draw:g>
                    </draw:g>
                    <draw:g draw:style-name="gr1" draw:id="shape339" draw:name="g2224" svg:y="0.14171912429pt">
                      <draw:g draw:style-name="gr1" draw:id="shape340" draw:name="g2225" svg:y="0.00000000000pt">
                        <draw:g draw:style-name="gr1" draw:id="shape341" draw:name="g2226" svg:y="0.00000000000pt">
                          <draw:rect draw:style-name="gr9" draw:id="shape342" draw:name="rect2227" draw:layer="g2251" svg:width="1272.72072000000pt" svg:height="936.86384000000pt" draw:transform="matrix(0.00359213715 0.00000000000 0.00000000000 0.00358424407 51.67407920164pt 48.57207539719pt)"/>
                          <draw:ellipse draw:style-name="gr9" draw:id="shape343" draw:name="path2228" draw:layer="g2251" svg:width="1184.33731200000pt" svg:height="1113.63067200000pt" draw:transform="matrix(0.00386020757 0.00000000000 0.00000000000 0.00381181490 51.67408112878pt 49.71252214834pt)" draw:kind="full"/>
                        </draw:g>
                        <draw:g draw:style-name="gr1" draw:id="shape344" draw:name="g2229" svg:y="0.98279485079pt">
                          <draw:rect draw:style-name="gr9" draw:id="shape345" draw:name="rect2230" draw:layer="g2251" svg:width="687.26924000000pt" svg:height="505.90654400000pt" draw:transform="matrix(0.00359213715 0.00000000000 0.00000000000 0.00358424407 52.72558608328pt 49.55487024798pt)"/>
                          <draw:ellipse draw:style-name="gr9" draw:id="shape346" draw:name="path2231" draw:layer="g2251" svg:width="1184.33731200000pt" svg:height="1113.63067200000pt" draw:transform="matrix(0.00208451360 0.00000000000 0.00000000000 0.00205838119 52.72558893237pt 50.42413588042pt)" draw:kind="full"/>
                        </draw:g>
                      </draw:g>
                      <draw:g draw:style-name="gr1" draw:id="shape347" draw:name="g2232" svg:y="1.08558159146pt">
                        <draw:g draw:style-name="gr1" draw:id="shape348" draw:name="g2233" svg:y="0.00000000000pt">
                          <draw:rect draw:style-name="gr9" draw:id="shape349" draw:name="rect2234" draw:layer="g2251" svg:width="1272.72072000000pt" svg:height="936.86384000000pt" draw:transform="matrix(0.00214393870 0.00000000000 0.00000000000 0.00213922778 52.59565194660pt 49.65765698865pt)"/>
                          <draw:ellipse draw:style-name="gr9" draw:id="shape350" draw:name="path2235" draw:layer="g2251" svg:width="1184.33731200000pt" svg:height="1113.63067200000pt" draw:transform="matrix(0.00230393441 0.00000000000 0.00000000000 0.00227505163 52.59565309680pt 50.33832362855pt)" draw:kind="full"/>
                        </draw:g>
                        <draw:g draw:style-name="gr1" draw:id="shape351" draw:name="g2236" svg:y="0.58657334779pt">
                          <draw:rect draw:style-name="gr9" draw:id="shape352" draw:name="rect2237" draw:layer="g2251" svg:width="687.26924000000pt" svg:height="505.90654400000pt" draw:transform="matrix(0.00214393870 0.00000000000 0.00000000000 0.00213922778 53.22323552754pt 50.24423033644pt)"/>
                          <draw:ellipse draw:style-name="gr9" draw:id="shape353" draw:name="path2238" draw:layer="g2251" svg:width="1184.33731200000pt" svg:height="1113.63067200000pt" draw:transform="matrix(0.00124412548 0.00000000000 0.00000000000 0.00122852856 53.22323722800pt 50.76304466654pt)" draw:kind="full"/>
                        </draw:g>
                      </draw:g>
                      <draw:g draw:style-name="gr1" draw:id="shape354" draw:name="g2239" svg:y="1.24228912056pt">
                        <draw:g draw:style-name="gr1" draw:id="shape355" draw:name="g2240" svg:y="0.00000000000pt">
                          <draw:rect draw:style-name="gr9" draw:id="shape356" draw:name="rect2241" draw:layer="g2251" svg:width="1272.72072000000pt" svg:height="936.86384000000pt" draw:transform="matrix(0.00193490279 0.00000000000 0.00000000000 0.00193065118 52.72867740704pt 49.81436451775pt)"/>
                          <draw:ellipse draw:style-name="gr9" draw:id="shape357" draw:name="path2242" draw:layer="g2251" svg:width="1184.33731200000pt" svg:height="1113.63067200000pt" draw:transform="matrix(0.00207929878 0.00000000000 0.00000000000 0.00205323209 52.72867844509pt 50.42866556002pt)" draw:kind="full"/>
                        </draw:g>
                        <draw:g draw:style-name="gr1" draw:id="shape358" draw:name="g2243" svg:y="0.52938192912pt">
                          <draw:rect draw:style-name="gr9" draw:id="shape359" draw:name="rect2244" draw:layer="g2251" svg:width="687.26924000000pt" svg:height="505.90654400000pt" draw:transform="matrix(0.00193490279 0.00000000000 0.00000000000 0.00193065118 53.29507103541pt 50.34374644687pt)"/>
                          <draw:ellipse draw:style-name="gr9" draw:id="shape360" draw:name="path2245" draw:layer="g2251" svg:width="1184.33731200000pt" svg:height="1113.63067200000pt" draw:transform="matrix(0.00112282215 0.00000000000 0.00000000000 0.00110874595 53.29507257007pt 50.81197592228pt)" draw:kind="full"/>
                        </draw:g>
                      </draw:g>
                    </draw:g>
                  </draw:g>
                  <draw:ellipse draw:style-name="gr8" draw:id="shape361" draw:name="path2246" draw:layer="g2251" svg:width="57.10078080000pt" svg:height="57.10087840000pt" draw:transform="matrix(0.02520798000 0.00000000000 0.00000000000 0.02515259000 51.79454056962pt 48.71330840239pt)" draw:kind="full"/>
                  <draw:ellipse draw:style-name="gr8" draw:id="shape362" draw:name="path2247" draw:layer="g2251" svg:width="57.10078080000pt" svg:height="57.10087840000pt" draw:transform="matrix(0.02520798000 0.00000000000 0.00000000000 0.02515259000 54.49221465673pt 48.71330840239pt)" draw:kind="full"/>
                  <draw:ellipse draw:style-name="gr8" draw:id="shape363" draw:name="path2248" draw:layer="g2251" svg:width="57.10078080000pt" svg:height="57.10087840000pt" draw:transform="matrix(0.02520798000 0.00000000000 0.00000000000 0.02515259000 53.11954818701pt 50.22563236470pt)" draw:kind="full"/>
                  <draw:ellipse draw:style-name="gr8" draw:id="shape364" draw:name="path2249" draw:layer="g2251" svg:width="57.10078080000pt" svg:height="57.10087840000pt" draw:transform="matrix(0.02520798000 0.00000000000 0.00000000000 0.02515259000 51.89939836535pt 51.69039706533pt)" draw:kind="full"/>
                  <draw:ellipse draw:style-name="gr8" draw:id="shape365" draw:name="path2250" draw:layer="g2251" svg:width="57.10078080000pt" svg:height="57.10087840000pt" draw:transform="matrix(0.02520798000 0.00000000000 0.00000000000 0.02515259000 54.46362880741pt 51.73795558250pt)" draw:kind="full"/>
                </draw:g>
              </draw:g>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vg:linearGradient draw:name="gradient1" svg:gradientTransform="matrix(0.774662 0 0 1.29089 -223.35pt 5199.59pt)" svg:spreadMethod="pad" svg:x1="12.0816%" svg:x2="141.224%" svg:y1="-101.507%" svg:y2="-101.507%">
      <svg:stop svg:offset="0" svg:stop-color="#000000"/>
      <svg:stop svg:offset="1" svg:stop-color="#ffffff"/>
    </svg:linearGradient>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8:36</dc:date>
    <meta:creation-date>2011-05-22T06:11:14</meta:creation-date>
    <dc:creator>Yue Liu</dc:creator>
  </office:meta>
</office:document-meta>
</file>